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071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1.075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4957in"/>
    </style:style>
    <style:style style:name="co8" style:family="table-column">
      <style:table-column-properties fo:break-before="auto" style:column-width="1.1618in"/>
    </style:style>
    <style:style style:name="co9" style:family="table-column">
      <style:table-column-properties fo:break-before="auto" style:column-width="2.2598in"/>
    </style:style>
    <style:style style:name="co10" style:family="table-column">
      <style:table-column-properties fo:break-before="auto" style:column-width="0.5484in"/>
    </style:style>
    <style:style style:name="co11" style:family="table-column">
      <style:table-column-properties fo:break-before="auto" style:column-width="1.0866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4098in"/>
    </style:style>
    <style:style style:name="co14" style:family="table-column">
      <style:table-column-properties fo:break-before="auto" style:column-width="0.5374in"/>
    </style:style>
    <style:style style:name="co15" style:family="table-column">
      <style:table-column-properties fo:break-before="auto" style:column-width="1.0972in"/>
    </style:style>
    <style:style style:name="co16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1.4634in"/>
    </style:style>
    <style:style style:name="co18" style:family="table-column">
      <style:table-column-properties fo:break-before="auto" style:column-width="1.7862in"/>
    </style:style>
    <style:style style:name="co19" style:family="table-column">
      <style:table-column-properties fo:break-before="auto" style:column-width="0.5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Model-Strategy Averag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>
            <text:p>Strategy</text:p>
          </table:table-cell>
          <table:table-cell office:value-type="string">
            <text:p>Model</text:p>
          </table:table-cell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 Consumption</text:p>
          </table:table-cell>
          <table:table-cell office:value-type="string">
            <text:p>Errors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8.pet</text:p>
          </table:table-cell>
          <table:table-cell office:value-type="float" office:value="0.07">
            <text:p>0.07</text:p>
          </table:table-cell>
          <table:table-cell office:value-type="float" office:value="132.7">
            <text:p>132.7</text:p>
          </table:table-cell>
          <table:table-cell office:value-type="float" office:value="1098.7">
            <text:p>1098.7</text:p>
          </table:table-cell>
          <table:table-cell office:value-type="float" office:value="50.8">
            <text:p>50.8</text:p>
          </table:table-cell>
          <table:table-cell office:value-type="float" office:value="44713.2">
            <text:p>44713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40.pet</text:p>
          </table:table-cell>
          <table:table-cell office:value-type="float" office:value="0.086">
            <text:p>0.086</text:p>
          </table:table-cell>
          <table:table-cell office:value-type="float" office:value="714.3">
            <text:p>714.3</text:p>
          </table:table-cell>
          <table:table-cell office:value-type="float" office:value="7010.2">
            <text:p>7010.2</text:p>
          </table:table-cell>
          <table:table-cell office:value-type="float" office:value="228">
            <text:p>228</text:p>
          </table:table-cell>
          <table:table-cell office:value-type="float" office:value="44502.8">
            <text:p>44502.8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80.pet</text:p>
          </table:table-cell>
          <table:table-cell office:value-type="float" office:value="0.112">
            <text:p>0.112</text:p>
          </table:table-cell>
          <table:table-cell office:value-type="float" office:value="1562.6">
            <text:p>1562.6</text:p>
          </table:table-cell>
          <table:table-cell office:value-type="float" office:value="15243.3">
            <text:p>15243.3</text:p>
          </table:table-cell>
          <table:table-cell office:value-type="float" office:value="489.8">
            <text:p>489.8</text:p>
          </table:table-cell>
          <table:table-cell office:value-type="float" office:value="44751.6">
            <text:p>44751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160.pet</text:p>
          </table:table-cell>
          <table:table-cell office:value-type="float" office:value="0.157">
            <text:p>0.157</text:p>
          </table:table-cell>
          <table:table-cell office:value-type="float" office:value="2919.3">
            <text:p>2919.3</text:p>
          </table:table-cell>
          <table:table-cell office:value-type="float" office:value="28958.2">
            <text:p>28958.2</text:p>
          </table:table-cell>
          <table:table-cell office:value-type="float" office:value="903">
            <text:p>903</text:p>
          </table:table-cell>
          <table:table-cell office:value-type="float" office:value="52529.2">
            <text:p>52529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320.pet</text:p>
          </table:table-cell>
          <table:table-cell office:value-type="float" office:value="0.252">
            <text:p>0.252</text:p>
          </table:table-cell>
          <table:table-cell office:value-type="float" office:value="5859.3">
            <text:p>5859.3</text:p>
          </table:table-cell>
          <table:table-cell office:value-type="float" office:value="58222.2">
            <text:p>58222.2</text:p>
          </table:table-cell>
          <table:table-cell office:value-type="float" office:value="1803">
            <text:p>1803</text:p>
          </table:table-cell>
          <table:table-cell office:value-type="float" office:value="60283.2">
            <text:p>60283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8.pet</text:p>
          </table:table-cell>
          <table:table-cell office:value-type="float" office:value="0.071">
            <text:p>0.071</text:p>
          </table:table-cell>
          <table:table-cell office:value-type="float" office:value="132.5">
            <text:p>132.5</text:p>
          </table:table-cell>
          <table:table-cell office:value-type="float" office:value="1098.5">
            <text:p>1098.5</text:p>
          </table:table-cell>
          <table:table-cell office:value-type="float" office:value="50.4">
            <text:p>50.4</text:p>
          </table:table-cell>
          <table:table-cell office:value-type="float" office:value="44505.2">
            <text:p>44505.2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40.pet</text:p>
          </table:table-cell>
          <table:table-cell office:value-type="float" office:value="0.093">
            <text:p>0.093</text:p>
          </table:table-cell>
          <table:table-cell office:value-type="float" office:value="710.5">
            <text:p>710.5</text:p>
          </table:table-cell>
          <table:table-cell office:value-type="float" office:value="7006.6">
            <text:p>7006.6</text:p>
          </table:table-cell>
          <table:table-cell office:value-type="float" office:value="223.5">
            <text:p>223.5</text:p>
          </table:table-cell>
          <table:table-cell office:value-type="float" office:value="44650">
            <text:p>44650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80.pet</text:p>
          </table:table-cell>
          <table:table-cell office:value-type="float" office:value="0.132">
            <text:p>0.132</text:p>
          </table:table-cell>
          <table:table-cell office:value-type="float" office:value="1554.3">
            <text:p>1554.3</text:p>
          </table:table-cell>
          <table:table-cell office:value-type="float" office:value="15235.5">
            <text:p>15235.5</text:p>
          </table:table-cell>
          <table:table-cell office:value-type="float" office:value="480.8">
            <text:p>480.8</text:p>
          </table:table-cell>
          <table:table-cell office:value-type="float" office:value="44788.4">
            <text:p>44788.4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160.pet</text:p>
          </table:table-cell>
          <table:table-cell office:value-type="float" office:value="0.206">
            <text:p>0.206</text:p>
          </table:table-cell>
          <table:table-cell office:value-type="float" office:value="2902">
            <text:p>2902</text:p>
          </table:table-cell>
          <table:table-cell office:value-type="float" office:value="28941.1">
            <text:p>28941.1</text:p>
          </table:table-cell>
          <table:table-cell office:value-type="float" office:value="885">
            <text:p>885</text:p>
          </table:table-cell>
          <table:table-cell office:value-type="float" office:value="52301.6">
            <text:p>52301.6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320.pet</text:p>
          </table:table-cell>
          <table:table-cell office:value-type="float" office:value="0.368">
            <text:p>0.368</text:p>
          </table:table-cell>
          <table:table-cell office:value-type="float" office:value="5824">
            <text:p>5824</text:p>
          </table:table-cell>
          <table:table-cell office:value-type="float" office:value="58187.1">
            <text:p>58187.1</text:p>
          </table:table-cell>
          <table:table-cell office:value-type="float" office:value="1767">
            <text:p>1767</text:p>
          </table:table-cell>
          <table:table-cell office:value-type="float" office:value="76211.2">
            <text:p>76211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FS-Random</text:p>
          </table:table-cell>
          <table:table-cell office:value-type="string">
            <text:p>MAPK8.pet</text:p>
          </table:table-cell>
          <table:table-cell table:style-name="ce1" office:value-type="float" office:value="17.3932222222222">
            <text:p>17.4</text:p>
          </table:table-cell>
          <table:table-cell table:style-name="ce1" office:value-type="float" office:value="745292.755555556">
            <text:p>745292.8</text:p>
          </table:table-cell>
          <table:table-cell table:style-name="ce1" office:value-type="float" office:value="3782584.96666667">
            <text:p>3782585.0</text:p>
          </table:table-cell>
          <table:table-cell table:style-name="ce1" office:value-type="float" office:value="638952.088888889">
            <text:p>638952.1</text:p>
          </table:table-cell>
          <table:table-cell table:style-name="ce1" office:value-type="float" office:value="590286.977777778">
            <text:p>590287.0</text:p>
          </table:table-cell>
          <table:table-cell/>
          <table:table-cell office:value-type="string">
            <text:p>Run 9 times – 90 queries</text:p>
          </table:table-cell>
        </table:table-row>
        <table:table-row table:style-name="ro1">
          <table:table-cell office:value-type="string">
            <text:p>DFS-Delta (Heuristic)</text:p>
          </table:table-cell>
          <table:table-cell office:value-type="string">
            <text:p>MAPK8.pet</text:p>
          </table:table-cell>
          <table:table-cell office:value-type="float" office:value="42.345">
            <text:p>42.345</text:p>
          </table:table-cell>
          <table:table-cell office:value-type="float" office:value="1623800.3">
            <text:p>1623800.3</text:p>
          </table:table-cell>
          <table:table-cell office:value-type="float" office:value="5930786.7">
            <text:p>5930786.7</text:p>
          </table:table-cell>
          <table:table-cell office:value-type="float" office:value="1430632">
            <text:p>1430632</text:p>
          </table:table-cell>
          <table:table-cell office:value-type="float" office:value="872158.8">
            <text:p>872158.8</text:p>
          </table:table-cell>
          <table:table-cell table:number-columns-repeated="2"/>
        </table:table-row>
        <table:table-row table:style-name="ro1">
          <table:table-cell office:value-type="string">
            <text:p>DFS-TokenCost (Heuristic)</text:p>
          </table:table-cell>
          <table:table-cell office:value-type="string">
            <text:p>MAPK8.pet</text:p>
          </table:table-cell>
          <table:table-cell office:value-type="float" office:value="46.352">
            <text:p>46.352</text:p>
          </table:table-cell>
          <table:table-cell office:value-type="float" office:value="1530355.4">
            <text:p>1530355.4</text:p>
          </table:table-cell>
          <table:table-cell office:value-type="float" office:value="5874383.2">
            <text:p>5874383.2</text:p>
          </table:table-cell>
          <table:table-cell office:value-type="float" office:value="1359506">
            <text:p>1359506</text:p>
          </table:table-cell>
          <table:table-cell office:value-type="float" office:value="871810">
            <text:p>87181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5.pet</text:p>
          </table:table-cell>
          <table:table-cell office:value-type="float" office:value="0.055">
            <text:p>0.055</text:p>
          </table:table-cell>
          <table:table-cell office:value-type="float" office:value="297.7">
            <text:p>297.7</text:p>
          </table:table-cell>
          <table:table-cell office:value-type="float" office:value="1419.4">
            <text:p>1419.4</text:p>
          </table:table-cell>
          <table:table-cell office:value-type="float" office:value="45.6">
            <text:p>45.6</text:p>
          </table:table-cell>
          <table:table-cell office:value-type="float" office:value="44441.2">
            <text:p>44441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10.pet</text:p>
          </table:table-cell>
          <table:table-cell office:value-type="float" office:value="0.061">
            <text:p>0.061</text:p>
          </table:table-cell>
          <table:table-cell office:value-type="float" office:value="749.5">
            <text:p>749.5</text:p>
          </table:table-cell>
          <table:table-cell office:value-type="float" office:value="4279.6">
            <text:p>4279.6</text:p>
          </table:table-cell>
          <table:table-cell office:value-type="float" office:value="91.2">
            <text:p>91.2</text:p>
          </table:table-cell>
          <table:table-cell office:value-type="float" office:value="44785.6">
            <text:p>44785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20.pet</text:p>
          </table:table-cell>
          <table:table-cell office:value-type="float" office:value="0.085">
            <text:p>0.085</text:p>
          </table:table-cell>
          <table:table-cell office:value-type="float" office:value="2277.7">
            <text:p>2277.7</text:p>
          </table:table-cell>
          <table:table-cell office:value-type="float" office:value="13034.9">
            <text:p>13034.9</text:p>
          </table:table-cell>
          <table:table-cell office:value-type="float" office:value="182.4">
            <text:p>182.4</text:p>
          </table:table-cell>
          <table:table-cell office:value-type="float" office:value="44312">
            <text:p>4431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50.pet</text:p>
          </table:table-cell>
          <table:table-cell office:value-type="float" office:value="0.553">
            <text:p>0.553</text:p>
          </table:table-cell>
          <table:table-cell office:value-type="float" office:value="33794.1">
            <text:p>33794.1</text:p>
          </table:table-cell>
          <table:table-cell office:value-type="float" office:value="152898.2">
            <text:p>152898.2</text:p>
          </table:table-cell>
          <table:table-cell office:value-type="float" office:value="456">
            <text:p>456</text:p>
          </table:table-cell>
          <table:table-cell office:value-type="float" office:value="58615.6">
            <text:p>58615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100.pet</text:p>
          </table:table-cell>
          <table:table-cell table:style-name="ce1" office:value-type="float" office:value="0.66">
            <text:p>0.7</text:p>
          </table:table-cell>
          <table:table-cell table:style-name="ce1" office:value-type="float" office:value="30855.8888888889">
            <text:p>30855.9</text:p>
          </table:table-cell>
          <table:table-cell table:style-name="ce1" office:value-type="float" office:value="201190.555555556">
            <text:p>201190.6</text:p>
          </table:table-cell>
          <table:table-cell table:style-name="ce1" office:value-type="float" office:value="915.555555555556">
            <text:p>915.6</text:p>
          </table:table-cell>
          <table:table-cell table:style-name="ce1" office:value-type="float" office:value="219624.444444444">
            <text:p>219624.4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200.pet</text:p>
          </table:table-cell>
          <table:table-cell table:style-name="ce1" office:value-type="float" office:value="5.87666666666667">
            <text:p>5.9</text:p>
          </table:table-cell>
          <table:table-cell table:style-name="ce1" office:value-type="float" office:value="271467.666666667">
            <text:p>271467.7</text:p>
          </table:table-cell>
          <table:table-cell table:style-name="ce1" office:value-type="float" office:value="1659115.88888889">
            <text:p>1659115.9</text:p>
          </table:table-cell>
          <table:table-cell table:style-name="ce1" office:value-type="float" office:value="1831.11111111111">
            <text:p>1831.1</text:p>
          </table:table-cell>
          <table:table-cell table:style-name="ce1" office:value-type="float" office:value="393966.222222222">
            <text:p>393966.2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500.pet</text:p>
          </table:table-cell>
          <table:table-cell table:style-name="ce1" office:value-type="float" office:value="7.42166666666667">
            <text:p>7.4</text:p>
          </table:table-cell>
          <table:table-cell table:style-name="ce1" office:value-type="float" office:value="268417.5">
            <text:p>268417.5</text:p>
          </table:table-cell>
          <table:table-cell table:style-name="ce1" office:value-type="float" office:value="2140954">
            <text:p>2140954.0</text:p>
          </table:table-cell>
          <table:table-cell table:style-name="ce1" office:value-type="float" office:value="4366.66666666667">
            <text:p>4366.7</text:p>
          </table:table-cell>
          <table:table-cell table:style-name="ce1" office:value-type="float" office:value="1093783.33333333">
            <text:p>1093783.3</text:p>
          </table:table-cell>
          <table:table-cell office:value-type="string">
            <text:p>4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1000.pet</text:p>
          </table:table-cell>
          <table:table-cell office:value-type="float" office:value="0.815">
            <text:p>0.815</text:p>
          </table:table-cell>
          <table:table-cell office:value-type="float" office:value="48995.5">
            <text:p>48995.5</text:p>
          </table:table-cell>
          <table:table-cell office:value-type="float" office:value="263241.5">
            <text:p>263241.5</text:p>
          </table:table-cell>
          <table:table-cell office:value-type="float" office:value="10000">
            <text:p>10000</text:p>
          </table:table-cell>
          <table:table-cell office:value-type="float" office:value="4459502">
            <text:p>4459502</text:p>
          </table:table-cell>
          <table:table-cell office:value-type="string">
            <text:p>8 OutOfMemory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5.pet</text:p>
          </table:table-cell>
          <table:table-cell office:value-type="float" office:value="0.054">
            <text:p>0.054</text:p>
          </table:table-cell>
          <table:table-cell office:value-type="float" office:value="293">
            <text:p>293</text:p>
          </table:table-cell>
          <table:table-cell office:value-type="float" office:value="1393.6">
            <text:p>1393.6</text:p>
          </table:table-cell>
          <table:table-cell office:value-type="float" office:value="37.7">
            <text:p>37.7</text:p>
          </table:table-cell>
          <table:table-cell office:value-type="float" office:value="44670.4">
            <text:p>44670.4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10.pet</text:p>
          </table:table-cell>
          <table:table-cell office:value-type="float" office:value="0.07">
            <text:p>0.07</text:p>
          </table:table-cell>
          <table:table-cell office:value-type="float" office:value="745.2">
            <text:p>745.2</text:p>
          </table:table-cell>
          <table:table-cell office:value-type="float" office:value="4281.9">
            <text:p>4281.9</text:p>
          </table:table-cell>
          <table:table-cell office:value-type="float" office:value="65.7">
            <text:p>65.7</text:p>
          </table:table-cell>
          <table:table-cell office:value-type="float" office:value="44272.8">
            <text:p>44272.8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20.pet</text:p>
          </table:table-cell>
          <table:table-cell office:value-type="float" office:value="0.098">
            <text:p>0.098</text:p>
          </table:table-cell>
          <table:table-cell office:value-type="float" office:value="2145.6">
            <text:p>2145.6</text:p>
          </table:table-cell>
          <table:table-cell office:value-type="float" office:value="13250.8">
            <text:p>13250.8</text:p>
          </table:table-cell>
          <table:table-cell office:value-type="float" office:value="131.4">
            <text:p>131.4</text:p>
          </table:table-cell>
          <table:table-cell office:value-type="float" office:value="44193.6">
            <text:p>44193.6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50.pet</text:p>
          </table:table-cell>
          <table:table-cell office:value-type="float" office:value="0.413">
            <text:p>0.413</text:p>
          </table:table-cell>
          <table:table-cell office:value-type="float" office:value="14907.9">
            <text:p>14907.9</text:p>
          </table:table-cell>
          <table:table-cell office:value-type="float" office:value="105450">
            <text:p>105450</text:p>
          </table:table-cell>
          <table:table-cell office:value-type="float" office:value="326.5">
            <text:p>326.5</text:p>
          </table:table-cell>
          <table:table-cell office:value-type="float" office:value="68965.2">
            <text:p>68965.2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100.pet</text:p>
          </table:table-cell>
          <table:table-cell office:value-type="float" office:value="3.646">
            <text:p>3.646</text:p>
          </table:table-cell>
          <table:table-cell office:value-type="float" office:value="104798.9">
            <text:p>104798.9</text:p>
          </table:table-cell>
          <table:table-cell office:value-type="float" office:value="1139949.5">
            <text:p>1139949.5</text:p>
          </table:table-cell>
          <table:table-cell office:value-type="float" office:value="652.5">
            <text:p>652.5</text:p>
          </table:table-cell>
          <table:table-cell office:value-type="float" office:value="145260">
            <text:p>145260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200.pet</text:p>
          </table:table-cell>
          <table:table-cell table:style-name="ce1" office:value-type="float" office:value="8.56333333333333">
            <text:p>8.6</text:p>
          </table:table-cell>
          <table:table-cell table:style-name="ce1" office:value-type="float" office:value="261127.444444444">
            <text:p>261127.4</text:p>
          </table:table-cell>
          <table:table-cell table:style-name="ce1" office:value-type="float" office:value="2378617.55555556">
            <text:p>2378617.6</text:p>
          </table:table-cell>
          <table:table-cell table:style-name="ce1" office:value-type="float" office:value="1363.44444444444">
            <text:p>1363.4</text:p>
          </table:table-cell>
          <table:table-cell table:style-name="ce1" office:value-type="float" office:value="397515.111111111">
            <text:p>397515.1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500.pet</text:p>
          </table:table-cell>
          <table:table-cell table:style-name="ce1" office:value-type="float" office:value="11.97">
            <text:p>12.0</text:p>
          </table:table-cell>
          <table:table-cell table:style-name="ce1" office:value-type="float" office:value="270690.666666667">
            <text:p>270690.7</text:p>
          </table:table-cell>
          <table:table-cell table:style-name="ce1" office:value-type="float" office:value="3649238.16666667">
            <text:p>3649238.2</text:p>
          </table:table-cell>
          <table:table-cell table:style-name="ce1" office:value-type="float" office:value="3049.16666666667">
            <text:p>3049.2</text:p>
          </table:table-cell>
          <table:table-cell table:style-name="ce1" office:value-type="float" office:value="1060682.66666667">
            <text:p>1060682.7</text:p>
          </table:table-cell>
          <table:table-cell office:value-type="string">
            <text:p>4 OutOfMemory</text:p>
          </table:table-cell>
          <table:table-cell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1000.pet</text:p>
          </table:table-cell>
          <table:table-cell office:value-type="float" office:value="1.715">
            <text:p>1.715</text:p>
          </table:table-cell>
          <table:table-cell office:value-type="float" office:value="44395">
            <text:p>44395</text:p>
          </table:table-cell>
          <table:table-cell office:value-type="float" office:value="842358.5">
            <text:p>842358.5</text:p>
          </table:table-cell>
          <table:table-cell office:value-type="float" office:value="5197.5">
            <text:p>5197.5</text:p>
          </table:table-cell>
          <table:table-cell office:value-type="float" office:value="4340340">
            <text:p>4340340</text:p>
          </table:table-cell>
          <table:table-cell office:value-type="string">
            <text:p>8 OutOfMemory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FS-Random</text:p>
          </table:table-cell>
          <table:table-cell office:value-type="string">
            <text:p>Kanban5.pet</text:p>
          </table:table-cell>
          <table:table-cell table:style-name="ce1" office:value-type="float" office:value="4.09155555555556">
            <text:p>4.1</text:p>
          </table:table-cell>
          <table:table-cell table:style-name="ce1" office:value-type="float" office:value="194981.344444444">
            <text:p>194981.3</text:p>
          </table:table-cell>
          <table:table-cell table:style-name="ce1" office:value-type="float" office:value="846643.877777778">
            <text:p>846643.9</text:p>
          </table:table-cell>
          <table:table-cell table:style-name="ce1" office:value-type="float" office:value="148948.422222222">
            <text:p>148948.4</text:p>
          </table:table-cell>
          <table:table-cell table:style-name="ce1" office:value-type="float" office:value="172498.311111111">
            <text:p>172498.3</text:p>
          </table:table-cell>
          <table:table-cell/>
          <table:table-cell office:value-type="string">
            <text:p>Run 9 times – 90 queries</text:p>
          </table:table-cell>
        </table:table-row>
        <table:table-row table:style-name="ro1">
          <table:table-cell office:value-type="string">
            <text:p>DFS-Delta (Heuristic)</text:p>
          </table:table-cell>
          <table:table-cell office:value-type="string">
            <text:p>Kanban5.pet</text:p>
          </table:table-cell>
          <table:table-cell office:value-type="float" office:value="17.894">
            <text:p>17.894</text:p>
          </table:table-cell>
          <table:table-cell office:value-type="float" office:value="726800.2">
            <text:p>726800.2</text:p>
          </table:table-cell>
          <table:table-cell office:value-type="float" office:value="2239928.2">
            <text:p>2239928.2</text:p>
          </table:table-cell>
          <table:table-cell office:value-type="float" office:value="612825.8">
            <text:p>612825.8</text:p>
          </table:table-cell>
          <table:table-cell office:value-type="float" office:value="326816">
            <text:p>326816</text:p>
          </table:table-cell>
          <table:table-cell table:number-columns-repeated="2"/>
        </table:table-row>
        <table:table-row table:style-name="ro1">
          <table:table-cell office:value-type="string">
            <text:p>DFS-TokenCost (Heuristic)</text:p>
          </table:table-cell>
          <table:table-cell office:value-type="string">
            <text:p>Kanban5.pet</text:p>
          </table:table-cell>
          <table:table-cell office:value-type="float" office:value="18.334">
            <text:p>18.334</text:p>
          </table:table-cell>
          <table:table-cell office:value-type="float" office:value="693482.7">
            <text:p>693482.7</text:p>
          </table:table-cell>
          <table:table-cell office:value-type="float" office:value="2182884.7">
            <text:p>2182884.7</text:p>
          </table:table-cell>
          <table:table-cell office:value-type="float" office:value="608551">
            <text:p>608551</text:p>
          </table:table-cell>
          <table:table-cell office:value-type="float" office:value="320808">
            <text:p>320808</text:p>
          </table:table-cell>
          <table:table-cell table:number-columns-repeated="2"/>
        </table:table-row>
      </table:table>
      <table:table table:name="Average Calc" table:style-name="ta1" table:print="false"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Query</text:p>
          </table:table-cell>
          <table:table-cell office:value-type="string">
            <text:p>Strategy</text:p>
          </table:table-cell>
          <table:table-cell office:value-type="string">
            <text:p>Result</text:p>
          </table:table-cell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 Consumption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DFS-TokenCost</text:p>
          </table:table-cell>
          <table:table-cell office:value-type="string">
            <text:p>Satisfied</text:p>
          </table:table-cell>
          <table:table-cell office:value-type="float" office:value="19.76">
            <text:p>19.76</text:p>
          </table:table-cell>
          <table:table-cell office:value-type="float" office:value="736602">
            <text:p>736602</text:p>
          </table:table-cell>
          <table:table-cell office:value-type="float" office:value="2307164">
            <text:p>2307164</text:p>
          </table:table-cell>
          <table:table-cell office:value-type="float" office:value="649133">
            <text:p>649133</text:p>
          </table:table-cell>
          <table:table-cell office:value-type="float" office:value="341460">
            <text:p>34146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DFS-TokenCost</text:p>
          </table:table-cell>
          <table:table-cell office:value-type="string">
            <text:p>Satisfied</text:p>
          </table:table-cell>
          <table:table-cell office:value-type="float" office:value="22.63">
            <text:p>22.63</text:p>
          </table:table-cell>
          <table:table-cell office:value-type="float" office:value="820954">
            <text:p>820954</text:p>
          </table:table-cell>
          <table:table-cell office:value-type="float" office:value="2460814">
            <text:p>2460814</text:p>
          </table:table-cell>
          <table:table-cell office:value-type="float" office:value="688668">
            <text:p>688668</text:p>
          </table:table-cell>
          <table:table-cell office:value-type="float" office:value="345392">
            <text:p>345392</text:p>
          </table:table-cell>
          <table:table-cell/>
          <table:table-cell office:value-type="string">
            <text:p>Average:</text:p>
          </table:table-cell>
          <table:table-cell table:number-columns-repeated="4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DFS-TokenCost</text:p>
          </table:table-cell>
          <table:table-cell office:value-type="string">
            <text:p>Satisfied</text:p>
          </table:table-cell>
          <table:table-cell office:value-type="float" office:value="4.73">
            <text:p>4.73</text:p>
          </table:table-cell>
          <table:table-cell office:value-type="float" office:value="260887">
            <text:p>260887</text:p>
          </table:table-cell>
          <table:table-cell office:value-type="float" office:value="923821">
            <text:p>923821</text:p>
          </table:table-cell>
          <table:table-cell office:value-type="float" office:value="247312">
            <text:p>247312</text:p>
          </table:table-cell>
          <table:table-cell office:value-type="float" office:value="174652">
            <text:p>174652</text:p>
          </table:table-cell>
          <table:table-cell/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 Consumption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DFS-TokenCost</text:p>
          </table:table-cell>
          <table:table-cell office:value-type="string">
            <text:p>Satisfied</text:p>
          </table:table-cell>
          <table:table-cell office:value-type="float" office:value="19.21">
            <text:p>19.21</text:p>
          </table:table-cell>
          <table:table-cell office:value-type="float" office:value="712509">
            <text:p>712509</text:p>
          </table:table-cell>
          <table:table-cell office:value-type="float" office:value="2254449">
            <text:p>2254449</text:p>
          </table:table-cell>
          <table:table-cell office:value-type="float" office:value="624915">
            <text:p>624915</text:p>
          </table:table-cell>
          <table:table-cell office:value-type="float" office:value="346544">
            <text:p>346544</text:p>
          </table:table-cell>
          <table:table-cell/>
          <table:table-cell table:formula="of:=SUM([.E2:.E11])/10" office:value-type="float" office:value="18.334">
            <text:p>18.334</text:p>
          </table:table-cell>
          <table:table-cell table:formula="of:=SUM([.F2:.F11])/10" office:value-type="float" office:value="693482.7">
            <text:p>693482.7</text:p>
          </table:table-cell>
          <table:table-cell table:formula="of:=SUM([.G2:.G11])/10" office:value-type="float" office:value="2182884.7">
            <text:p>2182884.7</text:p>
          </table:table-cell>
          <table:table-cell table:formula="of:=SUM([.H2:.H11])/10" office:value-type="float" office:value="608551">
            <text:p>608551</text:p>
          </table:table-cell>
          <table:table-cell table:formula="of:=SUM([.I2:.I11])/10" office:value-type="float" office:value="320808">
            <text:p>320808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DFS-TokenCost</text:p>
          </table:table-cell>
          <table:table-cell office:value-type="string">
            <text:p>Satisfied</text:p>
          </table:table-cell>
          <table:table-cell office:value-type="float" office:value="21.93">
            <text:p>21.93</text:p>
          </table:table-cell>
          <table:table-cell office:value-type="float" office:value="811060">
            <text:p>811060</text:p>
          </table:table-cell>
          <table:table-cell office:value-type="float" office:value="2449446">
            <text:p>2449446</text:p>
          </table:table-cell>
          <table:table-cell office:value-type="float" office:value="697412">
            <text:p>697412</text:p>
          </table:table-cell>
          <table:table-cell office:value-type="float" office:value="344768">
            <text:p>34476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DFS-TokenCost</text:p>
          </table:table-cell>
          <table:table-cell office:value-type="string">
            <text:p>Satisfied</text:p>
          </table:table-cell>
          <table:table-cell office:value-type="float" office:value="13.66">
            <text:p>13.66</text:p>
          </table:table-cell>
          <table:table-cell office:value-type="float" office:value="598039">
            <text:p>598039</text:p>
          </table:table-cell>
          <table:table-cell office:value-type="float" office:value="1973919">
            <text:p>1973919</text:p>
          </table:table-cell>
          <table:table-cell office:value-type="float" office:value="532239">
            <text:p>532239</text:p>
          </table:table-cell>
          <table:table-cell office:value-type="float" office:value="285184">
            <text:p>28518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DFS-TokenCost</text:p>
          </table:table-cell>
          <table:table-cell office:value-type="string">
            <text:p>Satisfied</text:p>
          </table:table-cell>
          <table:table-cell office:value-type="float" office:value="19.71">
            <text:p>19.71</text:p>
          </table:table-cell>
          <table:table-cell office:value-type="float" office:value="734227">
            <text:p>734227</text:p>
          </table:table-cell>
          <table:table-cell office:value-type="float" office:value="2326275">
            <text:p>2326275</text:p>
          </table:table-cell>
          <table:table-cell office:value-type="float" office:value="644847">
            <text:p>644847</text:p>
          </table:table-cell>
          <table:table-cell office:value-type="float" office:value="342256">
            <text:p>34225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DFS-TokenCost</text:p>
          </table:table-cell>
          <table:table-cell office:value-type="string">
            <text:p>Satisfied</text:p>
          </table:table-cell>
          <table:table-cell office:value-type="float" office:value="20.72">
            <text:p>20.72</text:p>
          </table:table-cell>
          <table:table-cell office:value-type="float" office:value="761485">
            <text:p>761485</text:p>
          </table:table-cell>
          <table:table-cell office:value-type="float" office:value="2387339">
            <text:p>2387339</text:p>
          </table:table-cell>
          <table:table-cell office:value-type="float" office:value="673201">
            <text:p>673201</text:p>
          </table:table-cell>
          <table:table-cell office:value-type="float" office:value="342388">
            <text:p>34238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DFS-TokenCost</text:p>
          </table:table-cell>
          <table:table-cell office:value-type="string">
            <text:p>Satisfied</text:p>
          </table:table-cell>
          <table:table-cell office:value-type="float" office:value="22.47">
            <text:p>22.47</text:p>
          </table:table-cell>
          <table:table-cell office:value-type="float" office:value="785519">
            <text:p>785519</text:p>
          </table:table-cell>
          <table:table-cell office:value-type="float" office:value="2454511">
            <text:p>2454511</text:p>
          </table:table-cell>
          <table:table-cell office:value-type="float" office:value="689963">
            <text:p>689963</text:p>
          </table:table-cell>
          <table:table-cell office:value-type="float" office:value="345160">
            <text:p>34516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DFS-TokenCost</text:p>
          </table:table-cell>
          <table:table-cell office:value-type="string">
            <text:p>Satisfied</text:p>
          </table:table-cell>
          <table:table-cell office:value-type="float" office:value="18.52">
            <text:p>18.52</text:p>
          </table:table-cell>
          <table:table-cell office:value-type="float" office:value="713545">
            <text:p>713545</text:p>
          </table:table-cell>
          <table:table-cell office:value-type="float" office:value="2291109">
            <text:p>2291109</text:p>
          </table:table-cell>
          <table:table-cell office:value-type="float" office:value="637820">
            <text:p>637820</text:p>
          </table:table-cell>
          <table:table-cell office:value-type="float" office:value="340276">
            <text:p>340276</text:p>
          </table:table-cell>
          <table:table-cell table:number-columns-repeated="6"/>
        </table:table-row>
      </table:table>
      <table:table table:name="Random calc" table:style-name="ta1" table:print="false">
        <table:table-column table:style-name="co6" table:number-columns-repeated="2" table:default-cell-style-name="Default"/>
        <table:table-column table:style-name="co18" table:default-cell-style-name="Default"/>
        <table:table-column table:style-name="co6" table:number-columns-repeated="7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67">
            <text:p>18.67</text:p>
          </table:table-cell>
          <table:table-cell office:value-type="float" office:value="831175">
            <text:p>831175</text:p>
          </table:table-cell>
          <table:table-cell office:value-type="float" office:value="4321606">
            <text:p>4321606</text:p>
          </table:table-cell>
          <table:table-cell office:value-type="float" office:value="739010">
            <text:p>739010</text:p>
          </table:table-cell>
          <table:table-cell office:value-type="float" office:value="661456">
            <text:p>66145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39">
            <text:p>28.39</text:p>
          </table:table-cell>
          <table:table-cell office:value-type="float" office:value="1168643">
            <text:p>1168643</text:p>
          </table:table-cell>
          <table:table-cell office:value-type="float" office:value="5488200">
            <text:p>5488200</text:p>
          </table:table-cell>
          <table:table-cell office:value-type="float" office:value="992502">
            <text:p>992502</text:p>
          </table:table-cell>
          <table:table-cell office:value-type="float" office:value="816300">
            <text:p>8163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89">
            <text:p>11.89</text:p>
          </table:table-cell>
          <table:table-cell office:value-type="float" office:value="529425">
            <text:p>529425</text:p>
          </table:table-cell>
          <table:table-cell office:value-type="float" office:value="2984598">
            <text:p>2984598</text:p>
          </table:table-cell>
          <table:table-cell office:value-type="float" office:value="484753">
            <text:p>484753</text:p>
          </table:table-cell>
          <table:table-cell office:value-type="float" office:value="473992">
            <text:p>47399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28">
            <text:p>12.28</text:p>
          </table:table-cell>
          <table:table-cell office:value-type="float" office:value="544740">
            <text:p>544740</text:p>
          </table:table-cell>
          <table:table-cell office:value-type="float" office:value="3060968">
            <text:p>3060968</text:p>
          </table:table-cell>
          <table:table-cell office:value-type="float" office:value="497138">
            <text:p>497138</text:p>
          </table:table-cell>
          <table:table-cell office:value-type="float" office:value="474256">
            <text:p>47425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53">
            <text:p>17.53</text:p>
          </table:table-cell>
          <table:table-cell office:value-type="float" office:value="783517">
            <text:p>783517</text:p>
          </table:table-cell>
          <table:table-cell office:value-type="float" office:value="4136071">
            <text:p>4136071</text:p>
          </table:table-cell>
          <table:table-cell office:value-type="float" office:value="701120">
            <text:p>701120</text:p>
          </table:table-cell>
          <table:table-cell office:value-type="float" office:value="601520">
            <text:p>6015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3.13">
            <text:p>53.13</text:p>
          </table:table-cell>
          <table:table-cell office:value-type="float" office:value="2623615">
            <text:p>2623615</text:p>
          </table:table-cell>
          <table:table-cell office:value-type="float" office:value="6029963">
            <text:p>6029963</text:p>
          </table:table-cell>
          <table:table-cell office:value-type="float" office:value="714420">
            <text:p>714420</text:p>
          </table:table-cell>
          <table:table-cell office:value-type="float" office:value="927372">
            <text:p>9273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41">
            <text:p>14.41</text:p>
          </table:table-cell>
          <table:table-cell office:value-type="float" office:value="645304">
            <text:p>645304</text:p>
          </table:table-cell>
          <table:table-cell office:value-type="float" office:value="3536003">
            <text:p>3536003</text:p>
          </table:table-cell>
          <table:table-cell office:value-type="float" office:value="585817">
            <text:p>585817</text:p>
          </table:table-cell>
          <table:table-cell office:value-type="float" office:value="537844">
            <text:p>53784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34">
            <text:p>15.34</text:p>
          </table:table-cell>
          <table:table-cell office:value-type="float" office:value="683686">
            <text:p>683686</text:p>
          </table:table-cell>
          <table:table-cell office:value-type="float" office:value="3702363">
            <text:p>3702363</text:p>
          </table:table-cell>
          <table:table-cell office:value-type="float" office:value="616814">
            <text:p>616814</text:p>
          </table:table-cell>
          <table:table-cell office:value-type="float" office:value="538596">
            <text:p>538596</text:p>
          </table:table-cell>
          <table:table-cell/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Consumption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04">
            <text:p>18.04</text:p>
          </table:table-cell>
          <table:table-cell office:value-type="float" office:value="805089">
            <text:p>805089</text:p>
          </table:table-cell>
          <table:table-cell office:value-type="float" office:value="4215015">
            <text:p>4215015</text:p>
          </table:table-cell>
          <table:table-cell office:value-type="float" office:value="716974">
            <text:p>716974</text:p>
          </table:table-cell>
          <table:table-cell office:value-type="float" office:value="661724">
            <text:p>661724</text:p>
          </table:table-cell>
          <table:table-cell/>
          <table:table-cell table:style-name="ce1" table:formula="of:=SUM([.E1:.E90])/90" office:value-type="float" office:value="17.3932222222222">
            <text:p>17.4</text:p>
          </table:table-cell>
          <table:table-cell table:style-name="ce1" table:formula="of:=SUM([.F1:.F90])/90" office:value-type="float" office:value="745292.755555556">
            <text:p>745292.8</text:p>
          </table:table-cell>
          <table:table-cell table:style-name="ce1" table:formula="of:=SUM([.G1:.G90])/90" office:value-type="float" office:value="3782584.96666667">
            <text:p>3782585.0</text:p>
          </table:table-cell>
          <table:table-cell table:style-name="ce1" table:formula="of:=SUM([.H1:.H90])/90" office:value-type="float" office:value="638952.088888889">
            <text:p>638952.1</text:p>
          </table:table-cell>
          <table:table-cell table:style-name="ce1" table:formula="of:=SUM([.I1:.I90])/90" office:value-type="float" office:value="590286.977777778">
            <text:p>590287.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07">
            <text:p>18.07</text:p>
          </table:table-cell>
          <table:table-cell office:value-type="float" office:value="803405">
            <text:p>803405</text:p>
          </table:table-cell>
          <table:table-cell office:value-type="float" office:value="4207694">
            <text:p>4207694</text:p>
          </table:table-cell>
          <table:table-cell office:value-type="float" office:value="715682">
            <text:p>715682</text:p>
          </table:table-cell>
          <table:table-cell office:value-type="float" office:value="662468">
            <text:p>6624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98">
            <text:p>17.98</text:p>
          </table:table-cell>
          <table:table-cell office:value-type="float" office:value="799082">
            <text:p>799082</text:p>
          </table:table-cell>
          <table:table-cell office:value-type="float" office:value="4188885">
            <text:p>4188885</text:p>
          </table:table-cell>
          <table:table-cell office:value-type="float" office:value="712498">
            <text:p>712498</text:p>
          </table:table-cell>
          <table:table-cell office:value-type="float" office:value="661324">
            <text:p>6613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1.49">
            <text:p>31.49</text:p>
          </table:table-cell>
          <table:table-cell office:value-type="float" office:value="1320324">
            <text:p>1320324</text:p>
          </table:table-cell>
          <table:table-cell office:value-type="float" office:value="5827124">
            <text:p>5827124</text:p>
          </table:table-cell>
          <table:table-cell office:value-type="float" office:value="1078942">
            <text:p>1078942</text:p>
          </table:table-cell>
          <table:table-cell office:value-type="float" office:value="872396">
            <text:p>87239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">
            <text:p>9</text:p>
          </table:table-cell>
          <table:table-cell office:value-type="float" office:value="393193">
            <text:p>393193</text:p>
          </table:table-cell>
          <table:table-cell office:value-type="float" office:value="2307968">
            <text:p>2307968</text:p>
          </table:table-cell>
          <table:table-cell office:value-type="float" office:value="363903">
            <text:p>363903</text:p>
          </table:table-cell>
          <table:table-cell office:value-type="float" office:value="393816">
            <text:p>3938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2">
            <text:p>0.82</text:p>
          </table:table-cell>
          <table:table-cell office:value-type="float" office:value="38773">
            <text:p>38773</text:p>
          </table:table-cell>
          <table:table-cell office:value-type="float" office:value="269135">
            <text:p>269135</text:p>
          </table:table-cell>
          <table:table-cell office:value-type="float" office:value="37714">
            <text:p>37714</text:p>
          </table:table-cell>
          <table:table-cell office:value-type="float" office:value="125224">
            <text:p>1252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52">
            <text:p>24.52</text:p>
          </table:table-cell>
          <table:table-cell office:value-type="float" office:value="1007275">
            <text:p>1007275</text:p>
          </table:table-cell>
          <table:table-cell office:value-type="float" office:value="4981543">
            <text:p>4981543</text:p>
          </table:table-cell>
          <table:table-cell office:value-type="float" office:value="876492">
            <text:p>876492</text:p>
          </table:table-cell>
          <table:table-cell office:value-type="float" office:value="749972">
            <text:p>7499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06">
            <text:p>12.06</text:p>
          </table:table-cell>
          <table:table-cell office:value-type="float" office:value="534748">
            <text:p>534748</text:p>
          </table:table-cell>
          <table:table-cell office:value-type="float" office:value="3016616">
            <text:p>3016616</text:p>
          </table:table-cell>
          <table:table-cell office:value-type="float" office:value="490008">
            <text:p>490008</text:p>
          </table:table-cell>
          <table:table-cell office:value-type="float" office:value="475400">
            <text:p>4754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98">
            <text:p>21.98</text:p>
          </table:table-cell>
          <table:table-cell office:value-type="float" office:value="902826">
            <text:p>902826</text:p>
          </table:table-cell>
          <table:table-cell office:value-type="float" office:value="4593416">
            <text:p>4593416</text:p>
          </table:table-cell>
          <table:table-cell office:value-type="float" office:value="794815">
            <text:p>794815</text:p>
          </table:table-cell>
          <table:table-cell office:value-type="float" office:value="740992">
            <text:p>74099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5">
            <text:p>8.75</text:p>
          </table:table-cell>
          <table:table-cell office:value-type="float" office:value="379803">
            <text:p>379803</text:p>
          </table:table-cell>
          <table:table-cell office:value-type="float" office:value="2243303">
            <text:p>2243303</text:p>
          </table:table-cell>
          <table:table-cell office:value-type="float" office:value="352254">
            <text:p>352254</text:p>
          </table:table-cell>
          <table:table-cell office:value-type="float" office:value="393668">
            <text:p>3936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81">
            <text:p>14.81</text:p>
          </table:table-cell>
          <table:table-cell office:value-type="float" office:value="657353">
            <text:p>657353</text:p>
          </table:table-cell>
          <table:table-cell office:value-type="float" office:value="3598832">
            <text:p>3598832</text:p>
          </table:table-cell>
          <table:table-cell office:value-type="float" office:value="596326">
            <text:p>596326</text:p>
          </table:table-cell>
          <table:table-cell office:value-type="float" office:value="539000">
            <text:p>5390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82">
            <text:p>24.82</text:p>
          </table:table-cell>
          <table:table-cell office:value-type="float" office:value="1015802">
            <text:p>1015802</text:p>
          </table:table-cell>
          <table:table-cell office:value-type="float" office:value="5010359">
            <text:p>5010359</text:p>
          </table:table-cell>
          <table:table-cell office:value-type="float" office:value="883552">
            <text:p>883552</text:p>
          </table:table-cell>
          <table:table-cell office:value-type="float" office:value="750848">
            <text:p>7508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05">
            <text:p>22.05</text:p>
          </table:table-cell>
          <table:table-cell office:value-type="float" office:value="901266">
            <text:p>901266</text:p>
          </table:table-cell>
          <table:table-cell office:value-type="float" office:value="4614308">
            <text:p>4614308</text:p>
          </table:table-cell>
          <table:table-cell office:value-type="float" office:value="797358">
            <text:p>797358</text:p>
          </table:table-cell>
          <table:table-cell office:value-type="float" office:value="741788">
            <text:p>74178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81">
            <text:p>8.81</text:p>
          </table:table-cell>
          <table:table-cell office:value-type="float" office:value="385591">
            <text:p>385591</text:p>
          </table:table-cell>
          <table:table-cell office:value-type="float" office:value="2259766">
            <text:p>2259766</text:p>
          </table:table-cell>
          <table:table-cell office:value-type="float" office:value="356668">
            <text:p>356668</text:p>
          </table:table-cell>
          <table:table-cell office:value-type="float" office:value="393556">
            <text:p>39355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37">
            <text:p>22.37</text:p>
          </table:table-cell>
          <table:table-cell office:value-type="float" office:value="913679">
            <text:p>913679</text:p>
          </table:table-cell>
          <table:table-cell office:value-type="float" office:value="4653213">
            <text:p>4653213</text:p>
          </table:table-cell>
          <table:table-cell office:value-type="float" office:value="806037">
            <text:p>806037</text:p>
          </table:table-cell>
          <table:table-cell office:value-type="float" office:value="742284">
            <text:p>74228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21">
            <text:p>9.21</text:p>
          </table:table-cell>
          <table:table-cell office:value-type="float" office:value="401745">
            <text:p>401745</text:p>
          </table:table-cell>
          <table:table-cell office:value-type="float" office:value="2353029">
            <text:p>2353029</text:p>
          </table:table-cell>
          <table:table-cell office:value-type="float" office:value="371296">
            <text:p>371296</text:p>
          </table:table-cell>
          <table:table-cell office:value-type="float" office:value="393420">
            <text:p>3934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97">
            <text:p>23.97</text:p>
          </table:table-cell>
          <table:table-cell office:value-type="float" office:value="980427">
            <text:p>980427</text:p>
          </table:table-cell>
          <table:table-cell office:value-type="float" office:value="4891757">
            <text:p>4891757</text:p>
          </table:table-cell>
          <table:table-cell office:value-type="float" office:value="856724">
            <text:p>856724</text:p>
          </table:table-cell>
          <table:table-cell office:value-type="float" office:value="750188">
            <text:p>75018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25">
            <text:p>7.25</text:p>
          </table:table-cell>
          <table:table-cell office:value-type="float" office:value="345404">
            <text:p>345404</text:p>
          </table:table-cell>
          <table:table-cell office:value-type="float" office:value="2056974">
            <text:p>2056974</text:p>
          </table:table-cell>
          <table:table-cell office:value-type="float" office:value="320938">
            <text:p>320938</text:p>
          </table:table-cell>
          <table:table-cell office:value-type="float" office:value="329700">
            <text:p>3297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6">
            <text:p>13.6</text:p>
          </table:table-cell>
          <table:table-cell office:value-type="float" office:value="604317">
            <text:p>604317</text:p>
          </table:table-cell>
          <table:table-cell office:value-type="float" office:value="3362905">
            <text:p>3362905</text:p>
          </table:table-cell>
          <table:table-cell office:value-type="float" office:value="550581">
            <text:p>550581</text:p>
          </table:table-cell>
          <table:table-cell office:value-type="float" office:value="538340">
            <text:p>5383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9">
            <text:p>10.49</text:p>
          </table:table-cell>
          <table:table-cell office:value-type="float" office:value="465184">
            <text:p>465184</text:p>
          </table:table-cell>
          <table:table-cell office:value-type="float" office:value="2676676">
            <text:p>2676676</text:p>
          </table:table-cell>
          <table:table-cell office:value-type="float" office:value="428118">
            <text:p>428118</text:p>
          </table:table-cell>
          <table:table-cell office:value-type="float" office:value="410108">
            <text:p>4101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02">
            <text:p>15.02</text:p>
          </table:table-cell>
          <table:table-cell office:value-type="float" office:value="670518">
            <text:p>670518</text:p>
          </table:table-cell>
          <table:table-cell office:value-type="float" office:value="3642245">
            <text:p>3642245</text:p>
          </table:table-cell>
          <table:table-cell office:value-type="float" office:value="606326">
            <text:p>606326</text:p>
          </table:table-cell>
          <table:table-cell office:value-type="float" office:value="538868">
            <text:p>5388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9">
            <text:p>23.9</text:p>
          </table:table-cell>
          <table:table-cell office:value-type="float" office:value="979727">
            <text:p>979727</text:p>
          </table:table-cell>
          <table:table-cell office:value-type="float" office:value="4879124">
            <text:p>4879124</text:p>
          </table:table-cell>
          <table:table-cell office:value-type="float" office:value="856212">
            <text:p>856212</text:p>
          </table:table-cell>
          <table:table-cell office:value-type="float" office:value="749808">
            <text:p>7498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29">
            <text:p>23.29</text:p>
          </table:table-cell>
          <table:table-cell office:value-type="float" office:value="950827">
            <text:p>950827</text:p>
          </table:table-cell>
          <table:table-cell office:value-type="float" office:value="4778487">
            <text:p>4778487</text:p>
          </table:table-cell>
          <table:table-cell office:value-type="float" office:value="834332">
            <text:p>834332</text:p>
          </table:table-cell>
          <table:table-cell office:value-type="float" office:value="742008">
            <text:p>7420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94">
            <text:p>26.94</text:p>
          </table:table-cell>
          <table:table-cell office:value-type="float" office:value="1104713">
            <text:p>1104713</text:p>
          </table:table-cell>
          <table:table-cell office:value-type="float" office:value="5299313">
            <text:p>5299313</text:p>
          </table:table-cell>
          <table:table-cell office:value-type="float" office:value="948376">
            <text:p>948376</text:p>
          </table:table-cell>
          <table:table-cell office:value-type="float" office:value="808140">
            <text:p>8081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52">
            <text:p>22.52</text:p>
          </table:table-cell>
          <table:table-cell office:value-type="float" office:value="918390">
            <text:p>918390</text:p>
          </table:table-cell>
          <table:table-cell office:value-type="float" office:value="4660754">
            <text:p>4660754</text:p>
          </table:table-cell>
          <table:table-cell office:value-type="float" office:value="807825">
            <text:p>807825</text:p>
          </table:table-cell>
          <table:table-cell office:value-type="float" office:value="742420">
            <text:p>7424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12">
            <text:p>22.12</text:p>
          </table:table-cell>
          <table:table-cell office:value-type="float" office:value="897881">
            <text:p>897881</text:p>
          </table:table-cell>
          <table:table-cell office:value-type="float" office:value="4593504">
            <text:p>4593504</text:p>
          </table:table-cell>
          <table:table-cell office:value-type="float" office:value="793830">
            <text:p>793830</text:p>
          </table:table-cell>
          <table:table-cell office:value-type="float" office:value="741740">
            <text:p>7417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28">
            <text:p>21.28</text:p>
          </table:table-cell>
          <table:table-cell office:value-type="float" office:value="863099">
            <text:p>863099</text:p>
          </table:table-cell>
          <table:table-cell office:value-type="float" office:value="4449493">
            <text:p>4449493</text:p>
          </table:table-cell>
          <table:table-cell office:value-type="float" office:value="764868">
            <text:p>764868</text:p>
          </table:table-cell>
          <table:table-cell office:value-type="float" office:value="701900">
            <text:p>7019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02">
            <text:p>10.02</text:p>
          </table:table-cell>
          <table:table-cell office:value-type="float" office:value="439715">
            <text:p>439715</text:p>
          </table:table-cell>
          <table:table-cell office:value-type="float" office:value="2545079">
            <text:p>2545079</text:p>
          </table:table-cell>
          <table:table-cell office:value-type="float" office:value="404874">
            <text:p>404874</text:p>
          </table:table-cell>
          <table:table-cell office:value-type="float" office:value="408820">
            <text:p>4088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66">
            <text:p>16.66</text:p>
          </table:table-cell>
          <table:table-cell office:value-type="float" office:value="747545">
            <text:p>747545</text:p>
          </table:table-cell>
          <table:table-cell office:value-type="float" office:value="3976070">
            <text:p>3976070</text:p>
          </table:table-cell>
          <table:table-cell office:value-type="float" office:value="669167">
            <text:p>669167</text:p>
          </table:table-cell>
          <table:table-cell office:value-type="float" office:value="600376">
            <text:p>6003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8">
            <text:p>10.48</text:p>
          </table:table-cell>
          <table:table-cell office:value-type="float" office:value="463699">
            <text:p>463699</text:p>
          </table:table-cell>
          <table:table-cell office:value-type="float" office:value="2671393">
            <text:p>2671393</text:p>
          </table:table-cell>
          <table:table-cell office:value-type="float" office:value="426686">
            <text:p>426686</text:p>
          </table:table-cell>
          <table:table-cell office:value-type="float" office:value="408952">
            <text:p>4089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87">
            <text:p>10.87</text:p>
          </table:table-cell>
          <table:table-cell office:value-type="float" office:value="481381">
            <text:p>481381</text:p>
          </table:table-cell>
          <table:table-cell office:value-type="float" office:value="2758657">
            <text:p>2758657</text:p>
          </table:table-cell>
          <table:table-cell office:value-type="float" office:value="442554">
            <text:p>442554</text:p>
          </table:table-cell>
          <table:table-cell office:value-type="float" office:value="409832">
            <text:p>40983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59">
            <text:p>18.59</text:p>
          </table:table-cell>
          <table:table-cell office:value-type="float" office:value="823366">
            <text:p>823366</text:p>
          </table:table-cell>
          <table:table-cell office:value-type="float" office:value="4292671">
            <text:p>4292671</text:p>
          </table:table-cell>
          <table:table-cell office:value-type="float" office:value="732984">
            <text:p>732984</text:p>
          </table:table-cell>
          <table:table-cell office:value-type="float" office:value="662080">
            <text:p>66208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95">
            <text:p>25.95</text:p>
          </table:table-cell>
          <table:table-cell office:value-type="float" office:value="1059541">
            <text:p>1059541</text:p>
          </table:table-cell>
          <table:table-cell office:value-type="float" office:value="5150632">
            <text:p>5150632</text:p>
          </table:table-cell>
          <table:table-cell office:value-type="float" office:value="913698">
            <text:p>913698</text:p>
          </table:table-cell>
          <table:table-cell office:value-type="float" office:value="807848">
            <text:p>8078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78">
            <text:p>20.78</text:p>
          </table:table-cell>
          <table:table-cell office:value-type="float" office:value="843265">
            <text:p>843265</text:p>
          </table:table-cell>
          <table:table-cell office:value-type="float" office:value="4376801">
            <text:p>4376801</text:p>
          </table:table-cell>
          <table:table-cell office:value-type="float" office:value="748352">
            <text:p>748352</text:p>
          </table:table-cell>
          <table:table-cell office:value-type="float" office:value="701916">
            <text:p>7019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01">
            <text:p>11.01</text:p>
          </table:table-cell>
          <table:table-cell office:value-type="float" office:value="488290">
            <text:p>488290</text:p>
          </table:table-cell>
          <table:table-cell office:value-type="float" office:value="2796907">
            <text:p>2796907</text:p>
          </table:table-cell>
          <table:table-cell office:value-type="float" office:value="449111">
            <text:p>449111</text:p>
          </table:table-cell>
          <table:table-cell office:value-type="float" office:value="408952">
            <text:p>4089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18">
            <text:p>24.18</text:p>
          </table:table-cell>
          <table:table-cell office:value-type="float" office:value="993406">
            <text:p>993406</text:p>
          </table:table-cell>
          <table:table-cell office:value-type="float" office:value="4928420">
            <text:p>4928420</text:p>
          </table:table-cell>
          <table:table-cell office:value-type="float" office:value="865562">
            <text:p>865562</text:p>
          </table:table-cell>
          <table:table-cell office:value-type="float" office:value="749840">
            <text:p>7498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1">
            <text:p>28.1</text:p>
          </table:table-cell>
          <table:table-cell office:value-type="float" office:value="1165023">
            <text:p>1165023</text:p>
          </table:table-cell>
          <table:table-cell office:value-type="float" office:value="5481144">
            <text:p>5481144</text:p>
          </table:table-cell>
          <table:table-cell office:value-type="float" office:value="992512">
            <text:p>992512</text:p>
          </table:table-cell>
          <table:table-cell office:value-type="float" office:value="816432">
            <text:p>81643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">
            <text:p>6</text:p>
          </table:table-cell>
          <table:table-cell office:value-type="float" office:value="283737">
            <text:p>283737</text:p>
          </table:table-cell>
          <table:table-cell office:value-type="float" office:value="1721041">
            <text:p>1721041</text:p>
          </table:table-cell>
          <table:table-cell office:value-type="float" office:value="265264">
            <text:p>265264</text:p>
          </table:table-cell>
          <table:table-cell office:value-type="float" office:value="329436">
            <text:p>3294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15">
            <text:p>24.15</text:p>
          </table:table-cell>
          <table:table-cell office:value-type="float" office:value="988681">
            <text:p>988681</text:p>
          </table:table-cell>
          <table:table-cell office:value-type="float" office:value="4912556">
            <text:p>4912556</text:p>
          </table:table-cell>
          <table:table-cell office:value-type="float" office:value="862417">
            <text:p>862417</text:p>
          </table:table-cell>
          <table:table-cell office:value-type="float" office:value="749572">
            <text:p>7495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77">
            <text:p>12.77</text:p>
          </table:table-cell>
          <table:table-cell office:value-type="float" office:value="567117">
            <text:p>567117</text:p>
          </table:table-cell>
          <table:table-cell office:value-type="float" office:value="3174157">
            <text:p>3174157</text:p>
          </table:table-cell>
          <table:table-cell office:value-type="float" office:value="518048">
            <text:p>518048</text:p>
          </table:table-cell>
          <table:table-cell office:value-type="float" office:value="475276">
            <text:p>4752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61">
            <text:p>10.61</text:p>
          </table:table-cell>
          <table:table-cell office:value-type="float" office:value="469699">
            <text:p>469699</text:p>
          </table:table-cell>
          <table:table-cell office:value-type="float" office:value="2701638">
            <text:p>2701638</text:p>
          </table:table-cell>
          <table:table-cell office:value-type="float" office:value="432302">
            <text:p>432302</text:p>
          </table:table-cell>
          <table:table-cell office:value-type="float" office:value="408952">
            <text:p>4089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85">
            <text:p>11.85</text:p>
          </table:table-cell>
          <table:table-cell office:value-type="float" office:value="524832">
            <text:p>524832</text:p>
          </table:table-cell>
          <table:table-cell office:value-type="float" office:value="2976496">
            <text:p>2976496</text:p>
          </table:table-cell>
          <table:table-cell office:value-type="float" office:value="481084">
            <text:p>481084</text:p>
          </table:table-cell>
          <table:table-cell office:value-type="float" office:value="475280">
            <text:p>47528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82">
            <text:p>21.82</text:p>
          </table:table-cell>
          <table:table-cell office:value-type="float" office:value="891613">
            <text:p>891613</text:p>
          </table:table-cell>
          <table:table-cell office:value-type="float" office:value="4562921">
            <text:p>4562921</text:p>
          </table:table-cell>
          <table:table-cell office:value-type="float" office:value="787298">
            <text:p>787298</text:p>
          </table:table-cell>
          <table:table-cell office:value-type="float" office:value="741224">
            <text:p>7412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37">
            <text:p>22.37</text:p>
          </table:table-cell>
          <table:table-cell office:value-type="float" office:value="915637">
            <text:p>915637</text:p>
          </table:table-cell>
          <table:table-cell office:value-type="float" office:value="4638642">
            <text:p>4638642</text:p>
          </table:table-cell>
          <table:table-cell office:value-type="float" office:value="805098">
            <text:p>805098</text:p>
          </table:table-cell>
          <table:table-cell office:value-type="float" office:value="741876">
            <text:p>7418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8">
            <text:p>21.8</text:p>
          </table:table-cell>
          <table:table-cell office:value-type="float" office:value="893753">
            <text:p>893753</text:p>
          </table:table-cell>
          <table:table-cell office:value-type="float" office:value="4567391">
            <text:p>4567391</text:p>
          </table:table-cell>
          <table:table-cell office:value-type="float" office:value="788959">
            <text:p>788959</text:p>
          </table:table-cell>
          <table:table-cell office:value-type="float" office:value="741360">
            <text:p>74136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31">
            <text:p>13.31</text:p>
          </table:table-cell>
          <table:table-cell office:value-type="float" office:value="591745">
            <text:p>591745</text:p>
          </table:table-cell>
          <table:table-cell office:value-type="float" office:value="3292679">
            <text:p>3292679</text:p>
          </table:table-cell>
          <table:table-cell office:value-type="float" office:value="539190">
            <text:p>539190</text:p>
          </table:table-cell>
          <table:table-cell office:value-type="float" office:value="475280">
            <text:p>47528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05">
            <text:p>17.05</text:p>
          </table:table-cell>
          <table:table-cell office:value-type="float" office:value="760837">
            <text:p>760837</text:p>
          </table:table-cell>
          <table:table-cell office:value-type="float" office:value="4048107">
            <text:p>4048107</text:p>
          </table:table-cell>
          <table:table-cell office:value-type="float" office:value="682704">
            <text:p>682704</text:p>
          </table:table-cell>
          <table:table-cell office:value-type="float" office:value="600376">
            <text:p>6003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85">
            <text:p>6.85</text:p>
          </table:table-cell>
          <table:table-cell office:value-type="float" office:value="325570">
            <text:p>325570</text:p>
          </table:table-cell>
          <table:table-cell office:value-type="float" office:value="1965316">
            <text:p>1965316</text:p>
          </table:table-cell>
          <table:table-cell office:value-type="float" office:value="303934">
            <text:p>303934</text:p>
          </table:table-cell>
          <table:table-cell office:value-type="float" office:value="329564">
            <text:p>32956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63">
            <text:p>15.63</text:p>
          </table:table-cell>
          <table:table-cell office:value-type="float" office:value="697528">
            <text:p>697528</text:p>
          </table:table-cell>
          <table:table-cell office:value-type="float" office:value="3761164">
            <text:p>3761164</text:p>
          </table:table-cell>
          <table:table-cell office:value-type="float" office:value="628285">
            <text:p>628285</text:p>
          </table:table-cell>
          <table:table-cell office:value-type="float" office:value="600200">
            <text:p>6002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6">
            <text:p>8.76</text:p>
          </table:table-cell>
          <table:table-cell office:value-type="float" office:value="380011">
            <text:p>380011</text:p>
          </table:table-cell>
          <table:table-cell office:value-type="float" office:value="2247261">
            <text:p>2247261</text:p>
          </table:table-cell>
          <table:table-cell office:value-type="float" office:value="352466">
            <text:p>352466</text:p>
          </table:table-cell>
          <table:table-cell office:value-type="float" office:value="393948">
            <text:p>3939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68">
            <text:p>20.68</text:p>
          </table:table-cell>
          <table:table-cell office:value-type="float" office:value="848053">
            <text:p>848053</text:p>
          </table:table-cell>
          <table:table-cell office:value-type="float" office:value="4391441">
            <text:p>4391441</text:p>
          </table:table-cell>
          <table:table-cell office:value-type="float" office:value="751712">
            <text:p>751712</text:p>
          </table:table-cell>
          <table:table-cell office:value-type="float" office:value="701916">
            <text:p>7019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86">
            <text:p>25.86</text:p>
          </table:table-cell>
          <table:table-cell office:value-type="float" office:value="1055309">
            <text:p>1055309</text:p>
          </table:table-cell>
          <table:table-cell office:value-type="float" office:value="5134755">
            <text:p>5134755</text:p>
          </table:table-cell>
          <table:table-cell office:value-type="float" office:value="911000">
            <text:p>911000</text:p>
          </table:table-cell>
          <table:table-cell office:value-type="float" office:value="750468">
            <text:p>7504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33">
            <text:p>22.33</text:p>
          </table:table-cell>
          <table:table-cell office:value-type="float" office:value="914146">
            <text:p>914146</text:p>
          </table:table-cell>
          <table:table-cell office:value-type="float" office:value="4643104">
            <text:p>4643104</text:p>
          </table:table-cell>
          <table:table-cell office:value-type="float" office:value="805794">
            <text:p>805794</text:p>
          </table:table-cell>
          <table:table-cell office:value-type="float" office:value="742152">
            <text:p>7421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88">
            <text:p>30.88</text:p>
          </table:table-cell>
          <table:table-cell office:value-type="float" office:value="1285725">
            <text:p>1285725</text:p>
          </table:table-cell>
          <table:table-cell office:value-type="float" office:value="5764424">
            <text:p>5764424</text:p>
          </table:table-cell>
          <table:table-cell office:value-type="float" office:value="1061506">
            <text:p>1061506</text:p>
          </table:table-cell>
          <table:table-cell office:value-type="float" office:value="873008">
            <text:p>8730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73">
            <text:p>16.73</text:p>
          </table:table-cell>
          <table:table-cell office:value-type="float" office:value="745435">
            <text:p>745435</text:p>
          </table:table-cell>
          <table:table-cell office:value-type="float" office:value="3965360">
            <text:p>3965360</text:p>
          </table:table-cell>
          <table:table-cell office:value-type="float" office:value="668045">
            <text:p>668045</text:p>
          </table:table-cell>
          <table:table-cell office:value-type="float" office:value="600740">
            <text:p>6007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88">
            <text:p>14.88</text:p>
          </table:table-cell>
          <table:table-cell office:value-type="float" office:value="659270">
            <text:p>659270</text:p>
          </table:table-cell>
          <table:table-cell office:value-type="float" office:value="3604951">
            <text:p>3604951</text:p>
          </table:table-cell>
          <table:table-cell office:value-type="float" office:value="596348">
            <text:p>596348</text:p>
          </table:table-cell>
          <table:table-cell office:value-type="float" office:value="538848">
            <text:p>5388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6.09">
            <text:p>36.09</text:p>
          </table:table-cell>
          <table:table-cell office:value-type="float" office:value="1617100">
            <text:p>1617100</text:p>
          </table:table-cell>
          <table:table-cell office:value-type="float" office:value="5943563">
            <text:p>5943563</text:p>
          </table:table-cell>
          <table:table-cell office:value-type="float" office:value="996228">
            <text:p>996228</text:p>
          </table:table-cell>
          <table:table-cell office:value-type="float" office:value="876576">
            <text:p>8765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1">
            <text:p>1.91</text:p>
          </table:table-cell>
          <table:table-cell office:value-type="float" office:value="90328">
            <text:p>90328</text:p>
          </table:table-cell>
          <table:table-cell office:value-type="float" office:value="593914">
            <text:p>593914</text:p>
          </table:table-cell>
          <table:table-cell office:value-type="float" office:value="86634">
            <text:p>86634</text:p>
          </table:table-cell>
          <table:table-cell office:value-type="float" office:value="192728">
            <text:p>19272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87">
            <text:p>21.87</text:p>
          </table:table-cell>
          <table:table-cell office:value-type="float" office:value="895542">
            <text:p>895542</text:p>
          </table:table-cell>
          <table:table-cell office:value-type="float" office:value="4564971">
            <text:p>4564971</text:p>
          </table:table-cell>
          <table:table-cell office:value-type="float" office:value="790503">
            <text:p>790503</text:p>
          </table:table-cell>
          <table:table-cell office:value-type="float" office:value="740336">
            <text:p>7403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24">
            <text:p>12.24</text:p>
          </table:table-cell>
          <table:table-cell office:value-type="float" office:value="542349">
            <text:p>542349</text:p>
          </table:table-cell>
          <table:table-cell office:value-type="float" office:value="3059378">
            <text:p>3059378</text:p>
          </table:table-cell>
          <table:table-cell office:value-type="float" office:value="496582">
            <text:p>496582</text:p>
          </table:table-cell>
          <table:table-cell office:value-type="float" office:value="475544">
            <text:p>47554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4">
            <text:p>16.4</text:p>
          </table:table-cell>
          <table:table-cell office:value-type="float" office:value="728832">
            <text:p>728832</text:p>
          </table:table-cell>
          <table:table-cell office:value-type="float" office:value="3895391">
            <text:p>3895391</text:p>
          </table:table-cell>
          <table:table-cell office:value-type="float" office:value="654432">
            <text:p>654432</text:p>
          </table:table-cell>
          <table:table-cell office:value-type="float" office:value="599584">
            <text:p>59958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76">
            <text:p>12.76</text:p>
          </table:table-cell>
          <table:table-cell office:value-type="float" office:value="565604">
            <text:p>565604</text:p>
          </table:table-cell>
          <table:table-cell office:value-type="float" office:value="3158348">
            <text:p>3158348</text:p>
          </table:table-cell>
          <table:table-cell office:value-type="float" office:value="514870">
            <text:p>514870</text:p>
          </table:table-cell>
          <table:table-cell office:value-type="float" office:value="474752">
            <text:p>4747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85">
            <text:p>22.85</text:p>
          </table:table-cell>
          <table:table-cell office:value-type="float" office:value="930641">
            <text:p>930641</text:p>
          </table:table-cell>
          <table:table-cell office:value-type="float" office:value="4707367">
            <text:p>4707367</text:p>
          </table:table-cell>
          <table:table-cell office:value-type="float" office:value="818398">
            <text:p>818398</text:p>
          </table:table-cell>
          <table:table-cell office:value-type="float" office:value="741128">
            <text:p>74112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25">
            <text:p>25.25</text:p>
          </table:table-cell>
          <table:table-cell office:value-type="float" office:value="1036788">
            <text:p>1036788</text:p>
          </table:table-cell>
          <table:table-cell office:value-type="float" office:value="5083435">
            <text:p>5083435</text:p>
          </table:table-cell>
          <table:table-cell office:value-type="float" office:value="900238">
            <text:p>900238</text:p>
          </table:table-cell>
          <table:table-cell office:value-type="float" office:value="750716">
            <text:p>7507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41">
            <text:p>12.41</text:p>
          </table:table-cell>
          <table:table-cell office:value-type="float" office:value="547415">
            <text:p>547415</text:p>
          </table:table-cell>
          <table:table-cell office:value-type="float" office:value="3078953">
            <text:p>3078953</text:p>
          </table:table-cell>
          <table:table-cell office:value-type="float" office:value="500327">
            <text:p>500327</text:p>
          </table:table-cell>
          <table:table-cell office:value-type="float" office:value="473596">
            <text:p>47359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48">
            <text:p>12.48</text:p>
          </table:table-cell>
          <table:table-cell office:value-type="float" office:value="556372">
            <text:p>556372</text:p>
          </table:table-cell>
          <table:table-cell office:value-type="float" office:value="3119748">
            <text:p>3119748</text:p>
          </table:table-cell>
          <table:table-cell office:value-type="float" office:value="507732">
            <text:p>507732</text:p>
          </table:table-cell>
          <table:table-cell office:value-type="float" office:value="474388">
            <text:p>47438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95">
            <text:p>24.95</text:p>
          </table:table-cell>
          <table:table-cell office:value-type="float" office:value="1022727">
            <text:p>1022727</text:p>
          </table:table-cell>
          <table:table-cell office:value-type="float" office:value="5035952">
            <text:p>5035952</text:p>
          </table:table-cell>
          <table:table-cell office:value-type="float" office:value="888440">
            <text:p>888440</text:p>
          </table:table-cell>
          <table:table-cell office:value-type="float" office:value="749840">
            <text:p>7498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2">
            <text:p>2.62</text:p>
          </table:table-cell>
          <table:table-cell office:value-type="float" office:value="130828">
            <text:p>130828</text:p>
          </table:table-cell>
          <table:table-cell office:value-type="float" office:value="848048">
            <text:p>848048</text:p>
          </table:table-cell>
          <table:table-cell office:value-type="float" office:value="124494">
            <text:p>124494</text:p>
          </table:table-cell>
          <table:table-cell office:value-type="float" office:value="191836">
            <text:p>1918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66">
            <text:p>9.66</text:p>
          </table:table-cell>
          <table:table-cell office:value-type="float" office:value="424508">
            <text:p>424508</text:p>
          </table:table-cell>
          <table:table-cell office:value-type="float" office:value="2452275">
            <text:p>2452275</text:p>
          </table:table-cell>
          <table:table-cell office:value-type="float" office:value="390083">
            <text:p>390083</text:p>
          </table:table-cell>
          <table:table-cell office:value-type="float" office:value="409564">
            <text:p>40956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96">
            <text:p>10.96</text:p>
          </table:table-cell>
          <table:table-cell office:value-type="float" office:value="487931">
            <text:p>487931</text:p>
          </table:table-cell>
          <table:table-cell office:value-type="float" office:value="2781795">
            <text:p>2781795</text:p>
          </table:table-cell>
          <table:table-cell office:value-type="float" office:value="447734">
            <text:p>447734</text:p>
          </table:table-cell>
          <table:table-cell office:value-type="float" office:value="408820">
            <text:p>4088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51">
            <text:p>20.51</text:p>
          </table:table-cell>
          <table:table-cell office:value-type="float" office:value="841771">
            <text:p>841771</text:p>
          </table:table-cell>
          <table:table-cell office:value-type="float" office:value="4359861">
            <text:p>4359861</text:p>
          </table:table-cell>
          <table:table-cell office:value-type="float" office:value="747150">
            <text:p>747150</text:p>
          </table:table-cell>
          <table:table-cell office:value-type="float" office:value="701784">
            <text:p>70178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85">
            <text:p>26.85</text:p>
          </table:table-cell>
          <table:table-cell office:value-type="float" office:value="1105374">
            <text:p>1105374</text:p>
          </table:table-cell>
          <table:table-cell office:value-type="float" office:value="5304746">
            <text:p>5304746</text:p>
          </table:table-cell>
          <table:table-cell office:value-type="float" office:value="950428">
            <text:p>950428</text:p>
          </table:table-cell>
          <table:table-cell office:value-type="float" office:value="808544">
            <text:p>80854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6">
            <text:p>15.6</text:p>
          </table:table-cell>
          <table:table-cell office:value-type="float" office:value="697753">
            <text:p>697753</text:p>
          </table:table-cell>
          <table:table-cell office:value-type="float" office:value="3755999">
            <text:p>3755999</text:p>
          </table:table-cell>
          <table:table-cell office:value-type="float" office:value="627254">
            <text:p>627254</text:p>
          </table:table-cell>
          <table:table-cell office:value-type="float" office:value="598924">
            <text:p>5989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27">
            <text:p>23.27</text:p>
          </table:table-cell>
          <table:table-cell office:value-type="float" office:value="950416">
            <text:p>950416</text:p>
          </table:table-cell>
          <table:table-cell office:value-type="float" office:value="4785591">
            <text:p>4785591</text:p>
          </table:table-cell>
          <table:table-cell office:value-type="float" office:value="835446">
            <text:p>835446</text:p>
          </table:table-cell>
          <table:table-cell office:value-type="float" office:value="741392">
            <text:p>74139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9">
            <text:p>10.49</text:p>
          </table:table-cell>
          <table:table-cell office:value-type="float" office:value="462304">
            <text:p>462304</text:p>
          </table:table-cell>
          <table:table-cell office:value-type="float" office:value="2662175">
            <text:p>2662175</text:p>
          </table:table-cell>
          <table:table-cell office:value-type="float" office:value="425187">
            <text:p>425187</text:p>
          </table:table-cell>
          <table:table-cell office:value-type="float" office:value="409712">
            <text:p>40971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49">
            <text:p>16.49</text:p>
          </table:table-cell>
          <table:table-cell office:value-type="float" office:value="740013">
            <text:p>740013</text:p>
          </table:table-cell>
          <table:table-cell office:value-type="float" office:value="3944973">
            <text:p>3944973</text:p>
          </table:table-cell>
          <table:table-cell office:value-type="float" office:value="664378">
            <text:p>664378</text:p>
          </table:table-cell>
          <table:table-cell office:value-type="float" office:value="601272">
            <text:p>6012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08">
            <text:p>23.08</text:p>
          </table:table-cell>
          <table:table-cell office:value-type="float" office:value="944106">
            <text:p>944106</text:p>
          </table:table-cell>
          <table:table-cell office:value-type="float" office:value="4757548">
            <text:p>4757548</text:p>
          </table:table-cell>
          <table:table-cell office:value-type="float" office:value="828148">
            <text:p>828148</text:p>
          </table:table-cell>
          <table:table-cell office:value-type="float" office:value="742412">
            <text:p>74241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5">
            <text:p>8.5</text:p>
          </table:table-cell>
          <table:table-cell office:value-type="float" office:value="367851">
            <text:p>367851</text:p>
          </table:table-cell>
          <table:table-cell office:value-type="float" office:value="2172485">
            <text:p>2172485</text:p>
          </table:table-cell>
          <table:table-cell office:value-type="float" office:value="340358">
            <text:p>340358</text:p>
          </table:table-cell>
          <table:table-cell office:value-type="float" office:value="392528">
            <text:p>39252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7">
            <text:p>8.77</text:p>
          </table:table-cell>
          <table:table-cell office:value-type="float" office:value="381957">
            <text:p>381957</text:p>
          </table:table-cell>
          <table:table-cell office:value-type="float" office:value="2245598">
            <text:p>2245598</text:p>
          </table:table-cell>
          <table:table-cell office:value-type="float" office:value="353229">
            <text:p>353229</text:p>
          </table:table-cell>
          <table:table-cell office:value-type="float" office:value="393540">
            <text:p>3935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25">
            <text:p>10.25</text:p>
          </table:table-cell>
          <table:table-cell office:value-type="float" office:value="451865">
            <text:p>451865</text:p>
          </table:table-cell>
          <table:table-cell office:value-type="float" office:value="2619338">
            <text:p>2619338</text:p>
          </table:table-cell>
          <table:table-cell office:value-type="float" office:value="416878">
            <text:p>416878</text:p>
          </table:table-cell>
          <table:table-cell office:value-type="float" office:value="409216">
            <text:p>4092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19">
            <text:p>15.19</text:p>
          </table:table-cell>
          <table:table-cell office:value-type="float" office:value="678023">
            <text:p>678023</text:p>
          </table:table-cell>
          <table:table-cell office:value-type="float" office:value="3676469">
            <text:p>3676469</text:p>
          </table:table-cell>
          <table:table-cell office:value-type="float" office:value="611748">
            <text:p>611748</text:p>
          </table:table-cell>
          <table:table-cell office:value-type="float" office:value="538736">
            <text:p>5387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17">
            <text:p>16.17</text:p>
          </table:table-cell>
          <table:table-cell office:value-type="float" office:value="723475">
            <text:p>723475</text:p>
          </table:table-cell>
          <table:table-cell office:value-type="float" office:value="3882338">
            <text:p>3882338</text:p>
          </table:table-cell>
          <table:table-cell office:value-type="float" office:value="651612">
            <text:p>651612</text:p>
          </table:table-cell>
          <table:table-cell office:value-type="float" office:value="601400">
            <text:p>601400</text:p>
          </table:table-cell>
          <table:table-cell table:number-columns-repeated="6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10"/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Consumption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11">
            <text:p>2.11</text:p>
          </table:table-cell>
          <table:table-cell office:value-type="float" office:value="117169">
            <text:p>117169</text:p>
          </table:table-cell>
          <table:table-cell office:value-type="float" office:value="653988">
            <text:p>653988</text:p>
          </table:table-cell>
          <table:table-cell office:value-type="float" office:value="110867">
            <text:p>110867</text:p>
          </table:table-cell>
          <table:table-cell office:value-type="float" office:value="168384">
            <text:p>168384</text:p>
          </table:table-cell>
          <table:table-cell/>
          <table:table-cell table:style-name="ce1" table:formula="of:=SUM([.E100:.E189])/90" office:value-type="float" office:value="4.09155555555556">
            <text:p>4.1</text:p>
          </table:table-cell>
          <table:table-cell table:style-name="ce1" table:formula="of:=SUM([.F100:.F189])/90" office:value-type="float" office:value="194981.344444444">
            <text:p>194981.3</text:p>
          </table:table-cell>
          <table:table-cell table:style-name="ce1" table:formula="of:=SUM([.G100:.G189])/90" office:value-type="float" office:value="846643.877777778">
            <text:p>846643.9</text:p>
          </table:table-cell>
          <table:table-cell table:style-name="ce1" table:formula="of:=SUM([.H100:.H189])/90" office:value-type="float" office:value="148948.422222222">
            <text:p>148948.4</text:p>
          </table:table-cell>
          <table:table-cell table:style-name="ce1" table:formula="of:=SUM([.I100:.I189])/90" office:value-type="float" office:value="172498.311111111">
            <text:p>172498.3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69">
            <text:p>5.69</text:p>
          </table:table-cell>
          <table:table-cell office:value-type="float" office:value="267757">
            <text:p>267757</text:p>
          </table:table-cell>
          <table:table-cell office:value-type="float" office:value="1265510">
            <text:p>1265510</text:p>
          </table:table-cell>
          <table:table-cell office:value-type="float" office:value="236722">
            <text:p>236722</text:p>
          </table:table-cell>
          <table:table-cell office:value-type="float" office:value="231072">
            <text:p>23107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41">
            <text:p>29.41</text:p>
          </table:table-cell>
          <table:table-cell office:value-type="float" office:value="1209276">
            <text:p>1209276</text:p>
          </table:table-cell>
          <table:table-cell office:value-type="float" office:value="2511567">
            <text:p>2511567</text:p>
          </table:table-cell>
          <table:table-cell office:value-type="float" office:value="340714">
            <text:p>340714</text:p>
          </table:table-cell>
          <table:table-cell office:value-type="float" office:value="384652">
            <text:p>3846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2">
            <text:p>6.2</text:p>
          </table:table-cell>
          <table:table-cell office:value-type="float" office:value="287680">
            <text:p>287680</text:p>
          </table:table-cell>
          <table:table-cell office:value-type="float" office:value="1342498">
            <text:p>1342498</text:p>
          </table:table-cell>
          <table:table-cell office:value-type="float" office:value="254375">
            <text:p>254375</text:p>
          </table:table-cell>
          <table:table-cell office:value-type="float" office:value="231192">
            <text:p>23119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3">
            <text:p>0.43</text:p>
          </table:table-cell>
          <table:table-cell office:value-type="float" office:value="28293">
            <text:p>28293</text:p>
          </table:table-cell>
          <table:table-cell office:value-type="float" office:value="183594">
            <text:p>183594</text:p>
          </table:table-cell>
          <table:table-cell office:value-type="float" office:value="27780">
            <text:p>27780</text:p>
          </table:table-cell>
          <table:table-cell office:value-type="float" office:value="114536">
            <text:p>11453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4587">
            <text:p>4587</text:p>
          </table:table-cell>
          <table:table-cell office:value-type="float" office:value="32308">
            <text:p>32308</text:p>
          </table:table-cell>
          <table:table-cell office:value-type="float" office:value="4573">
            <text:p>4573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7">
            <text:p>2.7</text:p>
          </table:table-cell>
          <table:table-cell office:value-type="float" office:value="147007">
            <text:p>147007</text:p>
          </table:table-cell>
          <table:table-cell office:value-type="float" office:value="789873">
            <text:p>789873</text:p>
          </table:table-cell>
          <table:table-cell office:value-type="float" office:value="138071">
            <text:p>138071</text:p>
          </table:table-cell>
          <table:table-cell office:value-type="float" office:value="168380">
            <text:p>168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8">
            <text:p>0.28</text:p>
          </table:table-cell>
          <table:table-cell office:value-type="float" office:value="18031">
            <text:p>18031</text:p>
          </table:table-cell>
          <table:table-cell office:value-type="float" office:value="119353">
            <text:p>119353</text:p>
          </table:table-cell>
          <table:table-cell office:value-type="float" office:value="17799">
            <text:p>17799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7">
            <text:p>0.17</text:p>
          </table:table-cell>
          <table:table-cell office:value-type="float" office:value="9333">
            <text:p>9333</text:p>
          </table:table-cell>
          <table:table-cell office:value-type="float" office:value="64368">
            <text:p>64368</text:p>
          </table:table-cell>
          <table:table-cell office:value-type="float" office:value="9255">
            <text:p>9255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53">
            <text:p>4.53</text:p>
          </table:table-cell>
          <table:table-cell office:value-type="float" office:value="214712">
            <text:p>214712</text:p>
          </table:table-cell>
          <table:table-cell office:value-type="float" office:value="1080844">
            <text:p>1080844</text:p>
          </table:table-cell>
          <table:table-cell office:value-type="float" office:value="196334">
            <text:p>196334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59">
            <text:p>2.59</text:p>
          </table:table-cell>
          <table:table-cell office:value-type="float" office:value="140947">
            <text:p>140947</text:p>
          </table:table-cell>
          <table:table-cell office:value-type="float" office:value="767665">
            <text:p>767665</text:p>
          </table:table-cell>
          <table:table-cell office:value-type="float" office:value="132319">
            <text:p>132319</text:p>
          </table:table-cell>
          <table:table-cell office:value-type="float" office:value="169408">
            <text:p>16940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64">
            <text:p>4.64</text:p>
          </table:table-cell>
          <table:table-cell office:value-type="float" office:value="221013">
            <text:p>221013</text:p>
          </table:table-cell>
          <table:table-cell office:value-type="float" office:value="1100533">
            <text:p>1100533</text:p>
          </table:table-cell>
          <table:table-cell office:value-type="float" office:value="200928">
            <text:p>200928</text:p>
          </table:table-cell>
          <table:table-cell office:value-type="float" office:value="229652">
            <text:p>2296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1">
            <text:p>2.61</text:p>
          </table:table-cell>
          <table:table-cell office:value-type="float" office:value="141595">
            <text:p>141595</text:p>
          </table:table-cell>
          <table:table-cell office:value-type="float" office:value="771092">
            <text:p>771092</text:p>
          </table:table-cell>
          <table:table-cell office:value-type="float" office:value="133562">
            <text:p>133562</text:p>
          </table:table-cell>
          <table:table-cell office:value-type="float" office:value="168384">
            <text:p>16838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29">
            <text:p>5.29</text:p>
          </table:table-cell>
          <table:table-cell office:value-type="float" office:value="251524">
            <text:p>251524</text:p>
          </table:table-cell>
          <table:table-cell office:value-type="float" office:value="1207210">
            <text:p>1207210</text:p>
          </table:table-cell>
          <table:table-cell office:value-type="float" office:value="224959">
            <text:p>224959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52">
            <text:p>7.52</text:p>
          </table:table-cell>
          <table:table-cell office:value-type="float" office:value="343780">
            <text:p>343780</text:p>
          </table:table-cell>
          <table:table-cell office:value-type="float" office:value="1514108">
            <text:p>1514108</text:p>
          </table:table-cell>
          <table:table-cell office:value-type="float" office:value="294348">
            <text:p>294348</text:p>
          </table:table-cell>
          <table:table-cell office:value-type="float" office:value="236252">
            <text:p>236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48">
            <text:p>24.48</text:p>
          </table:table-cell>
          <table:table-cell office:value-type="float" office:value="1033234">
            <text:p>1033234</text:p>
          </table:table-cell>
          <table:table-cell office:value-type="float" office:value="2495547">
            <text:p>2495547</text:p>
          </table:table-cell>
          <table:table-cell office:value-type="float" office:value="406269">
            <text:p>406269</text:p>
          </table:table-cell>
          <table:table-cell office:value-type="float" office:value="346612">
            <text:p>34661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68">
            <text:p>3.68</text:p>
          </table:table-cell>
          <table:table-cell office:value-type="float" office:value="193547">
            <text:p>193547</text:p>
          </table:table-cell>
          <table:table-cell office:value-type="float" office:value="993108">
            <text:p>993108</text:p>
          </table:table-cell>
          <table:table-cell office:value-type="float" office:value="178571">
            <text:p>178571</text:p>
          </table:table-cell>
          <table:table-cell office:value-type="float" office:value="175248">
            <text:p>1752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2330">
            <text:p>2330</text:p>
          </table:table-cell>
          <table:table-cell office:value-type="float" office:value="15966">
            <text:p>15966</text:p>
          </table:table-cell>
          <table:table-cell office:value-type="float" office:value="2321">
            <text:p>2321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2">
            <text:p>0.12</text:p>
          </table:table-cell>
          <table:table-cell office:value-type="float" office:value="5106">
            <text:p>5106</text:p>
          </table:table-cell>
          <table:table-cell office:value-type="float" office:value="34745">
            <text:p>34745</text:p>
          </table:table-cell>
          <table:table-cell office:value-type="float" office:value="5059">
            <text:p>5059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3">
            <text:p>1.93</text:p>
          </table:table-cell>
          <table:table-cell office:value-type="float" office:value="106203">
            <text:p>106203</text:p>
          </table:table-cell>
          <table:table-cell office:value-type="float" office:value="602569">
            <text:p>602569</text:p>
          </table:table-cell>
          <table:table-cell office:value-type="float" office:value="100642">
            <text:p>100642</text:p>
          </table:table-cell>
          <table:table-cell office:value-type="float" office:value="168252">
            <text:p>168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55">
            <text:p>3.55</text:p>
          </table:table-cell>
          <table:table-cell office:value-type="float" office:value="185964">
            <text:p>185964</text:p>
          </table:table-cell>
          <table:table-cell office:value-type="float" office:value="964294">
            <text:p>964294</text:p>
          </table:table-cell>
          <table:table-cell office:value-type="float" office:value="172157">
            <text:p>172157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85">
            <text:p>2.85</text:p>
          </table:table-cell>
          <table:table-cell office:value-type="float" office:value="154382">
            <text:p>154382</text:p>
          </table:table-cell>
          <table:table-cell office:value-type="float" office:value="822979">
            <text:p>822979</text:p>
          </table:table-cell>
          <table:table-cell office:value-type="float" office:value="144286">
            <text:p>144286</text:p>
          </table:table-cell>
          <table:table-cell office:value-type="float" office:value="168120">
            <text:p>1681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7">
            <text:p>3.17</text:p>
          </table:table-cell>
          <table:table-cell office:value-type="float" office:value="169403">
            <text:p>169403</text:p>
          </table:table-cell>
          <table:table-cell office:value-type="float" office:value="894692">
            <text:p>894692</text:p>
          </table:table-cell>
          <table:table-cell office:value-type="float" office:value="157868">
            <text:p>157868</text:p>
          </table:table-cell>
          <table:table-cell office:value-type="float" office:value="176524">
            <text:p>176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5">
            <text:p>5.35</text:p>
          </table:table-cell>
          <table:table-cell office:value-type="float" office:value="253784">
            <text:p>253784</text:p>
          </table:table-cell>
          <table:table-cell office:value-type="float" office:value="1216087">
            <text:p>1216087</text:p>
          </table:table-cell>
          <table:table-cell office:value-type="float" office:value="226399">
            <text:p>226399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71">
            <text:p>1.71</text:p>
          </table:table-cell>
          <table:table-cell office:value-type="float" office:value="92638">
            <text:p>92638</text:p>
          </table:table-cell>
          <table:table-cell office:value-type="float" office:value="540432">
            <text:p>540432</text:p>
          </table:table-cell>
          <table:table-cell office:value-type="float" office:value="88950">
            <text:p>88950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81">
            <text:p>3.81</text:p>
          </table:table-cell>
          <table:table-cell office:value-type="float" office:value="197915">
            <text:p>197915</text:p>
          </table:table-cell>
          <table:table-cell office:value-type="float" office:value="1006963">
            <text:p>1006963</text:p>
          </table:table-cell>
          <table:table-cell office:value-type="float" office:value="181425">
            <text:p>181425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46">
            <text:p>6.46</text:p>
          </table:table-cell>
          <table:table-cell office:value-type="float" office:value="300514">
            <text:p>300514</text:p>
          </table:table-cell>
          <table:table-cell office:value-type="float" office:value="1375626">
            <text:p>1375626</text:p>
          </table:table-cell>
          <table:table-cell office:value-type="float" office:value="262817">
            <text:p>262817</text:p>
          </table:table-cell>
          <table:table-cell office:value-type="float" office:value="230940">
            <text:p>23094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64">
            <text:p>1.64</text:p>
          </table:table-cell>
          <table:table-cell office:value-type="float" office:value="90015">
            <text:p>90015</text:p>
          </table:table-cell>
          <table:table-cell office:value-type="float" office:value="521311">
            <text:p>521311</text:p>
          </table:table-cell>
          <table:table-cell office:value-type="float" office:value="86137">
            <text:p>86137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48">
            <text:p>5.48</text:p>
          </table:table-cell>
          <table:table-cell office:value-type="float" office:value="256579">
            <text:p>256579</text:p>
          </table:table-cell>
          <table:table-cell office:value-type="float" office:value="1238068">
            <text:p>1238068</text:p>
          </table:table-cell>
          <table:table-cell office:value-type="float" office:value="230435">
            <text:p>230435</text:p>
          </table:table-cell>
          <table:table-cell office:value-type="float" office:value="229644">
            <text:p>22964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4">
            <text:p>1.04</text:p>
          </table:table-cell>
          <table:table-cell office:value-type="float" office:value="65045">
            <text:p>65045</text:p>
          </table:table-cell>
          <table:table-cell office:value-type="float" office:value="392089">
            <text:p>392089</text:p>
          </table:table-cell>
          <table:table-cell office:value-type="float" office:value="62718">
            <text:p>62718</text:p>
          </table:table-cell>
          <table:table-cell office:value-type="float" office:value="122432">
            <text:p>1224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72">
            <text:p>6.72</text:p>
          </table:table-cell>
          <table:table-cell office:value-type="float" office:value="310217">
            <text:p>310217</text:p>
          </table:table-cell>
          <table:table-cell office:value-type="float" office:value="1409817">
            <text:p>1409817</text:p>
          </table:table-cell>
          <table:table-cell office:value-type="float" office:value="270739">
            <text:p>270739</text:p>
          </table:table-cell>
          <table:table-cell office:value-type="float" office:value="230048">
            <text:p>230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66">
            <text:p>10.66</text:p>
          </table:table-cell>
          <table:table-cell office:value-type="float" office:value="475450">
            <text:p>475450</text:p>
          </table:table-cell>
          <table:table-cell office:value-type="float" office:value="1866346">
            <text:p>1866346</text:p>
          </table:table-cell>
          <table:table-cell office:value-type="float" office:value="375072">
            <text:p>375072</text:p>
          </table:table-cell>
          <table:table-cell office:value-type="float" office:value="281620">
            <text:p>2816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6">
            <text:p>0.36</text:p>
          </table:table-cell>
          <table:table-cell office:value-type="float" office:value="22713">
            <text:p>22713</text:p>
          </table:table-cell>
          <table:table-cell office:value-type="float" office:value="145582">
            <text:p>145582</text:p>
          </table:table-cell>
          <table:table-cell office:value-type="float" office:value="22196">
            <text:p>22196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4">
            <text:p>5.34</text:p>
          </table:table-cell>
          <table:table-cell office:value-type="float" office:value="252229">
            <text:p>252229</text:p>
          </table:table-cell>
          <table:table-cell office:value-type="float" office:value="1212362">
            <text:p>1212362</text:p>
          </table:table-cell>
          <table:table-cell office:value-type="float" office:value="225849">
            <text:p>225849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51">
            <text:p>3.51</text:p>
          </table:table-cell>
          <table:table-cell office:value-type="float" office:value="187517">
            <text:p>187517</text:p>
          </table:table-cell>
          <table:table-cell office:value-type="float" office:value="964261">
            <text:p>964261</text:p>
          </table:table-cell>
          <table:table-cell office:value-type="float" office:value="172438">
            <text:p>172438</text:p>
          </table:table-cell>
          <table:table-cell office:value-type="float" office:value="176532">
            <text:p>1765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41">
            <text:p>1.41</text:p>
          </table:table-cell>
          <table:table-cell office:value-type="float" office:value="84682">
            <text:p>84682</text:p>
          </table:table-cell>
          <table:table-cell office:value-type="float" office:value="504396">
            <text:p>504396</text:p>
          </table:table-cell>
          <table:table-cell office:value-type="float" office:value="81687">
            <text:p>81687</text:p>
          </table:table-cell>
          <table:table-cell office:value-type="float" office:value="122576">
            <text:p>12257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58">
            <text:p>4.58</text:p>
          </table:table-cell>
          <table:table-cell office:value-type="float" office:value="219720">
            <text:p>219720</text:p>
          </table:table-cell>
          <table:table-cell office:value-type="float" office:value="1096168">
            <text:p>1096168</text:p>
          </table:table-cell>
          <table:table-cell office:value-type="float" office:value="199835">
            <text:p>199835</text:p>
          </table:table-cell>
          <table:table-cell office:value-type="float" office:value="228628">
            <text:p>22862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44">
            <text:p>7.44</text:p>
          </table:table-cell>
          <table:table-cell office:value-type="float" office:value="339705">
            <text:p>339705</text:p>
          </table:table-cell>
          <table:table-cell office:value-type="float" office:value="1507003">
            <text:p>1507003</text:p>
          </table:table-cell>
          <table:table-cell office:value-type="float" office:value="291957">
            <text:p>291957</text:p>
          </table:table-cell>
          <table:table-cell office:value-type="float" office:value="236252">
            <text:p>236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1">
            <text:p>0.11</text:p>
          </table:table-cell>
          <table:table-cell office:value-type="float" office:value="4924">
            <text:p>4924</text:p>
          </table:table-cell>
          <table:table-cell office:value-type="float" office:value="35792">
            <text:p>35792</text:p>
          </table:table-cell>
          <table:table-cell office:value-type="float" office:value="4891">
            <text:p>4891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5">
            <text:p>1.35</text:p>
          </table:table-cell>
          <table:table-cell office:value-type="float" office:value="84797">
            <text:p>84797</text:p>
          </table:table-cell>
          <table:table-cell office:value-type="float" office:value="493360">
            <text:p>493360</text:p>
          </table:table-cell>
          <table:table-cell office:value-type="float" office:value="80968">
            <text:p>80968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64">
            <text:p>7.64</text:p>
          </table:table-cell>
          <table:table-cell office:value-type="float" office:value="347252">
            <text:p>347252</text:p>
          </table:table-cell>
          <table:table-cell office:value-type="float" office:value="1534206">
            <text:p>1534206</text:p>
          </table:table-cell>
          <table:table-cell office:value-type="float" office:value="299019">
            <text:p>299019</text:p>
          </table:table-cell>
          <table:table-cell office:value-type="float" office:value="276460">
            <text:p>27646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3">
            <text:p>2.63</text:p>
          </table:table-cell>
          <table:table-cell office:value-type="float" office:value="144155">
            <text:p>144155</text:p>
          </table:table-cell>
          <table:table-cell office:value-type="float" office:value="775237">
            <text:p>775237</text:p>
          </table:table-cell>
          <table:table-cell office:value-type="float" office:value="134682">
            <text:p>134682</text:p>
          </table:table-cell>
          <table:table-cell office:value-type="float" office:value="169264">
            <text:p>16926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1">
            <text:p>0.91</text:p>
          </table:table-cell>
          <table:table-cell office:value-type="float" office:value="57673">
            <text:p>57673</text:p>
          </table:table-cell>
          <table:table-cell office:value-type="float" office:value="348502">
            <text:p>348502</text:p>
          </table:table-cell>
          <table:table-cell office:value-type="float" office:value="55720">
            <text:p>55720</text:p>
          </table:table-cell>
          <table:table-cell office:value-type="float" office:value="114548">
            <text:p>1145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5">
            <text:p>3.45</text:p>
          </table:table-cell>
          <table:table-cell office:value-type="float" office:value="183855">
            <text:p>183855</text:p>
          </table:table-cell>
          <table:table-cell office:value-type="float" office:value="950768">
            <text:p>950768</text:p>
          </table:table-cell>
          <table:table-cell office:value-type="float" office:value="169565">
            <text:p>169565</text:p>
          </table:table-cell>
          <table:table-cell office:value-type="float" office:value="175512">
            <text:p>17551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67">
            <text:p>3.67</text:p>
          </table:table-cell>
          <table:table-cell office:value-type="float" office:value="194420">
            <text:p>194420</text:p>
          </table:table-cell>
          <table:table-cell office:value-type="float" office:value="989820">
            <text:p>989820</text:p>
          </table:table-cell>
          <table:table-cell office:value-type="float" office:value="177870">
            <text:p>177870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17">
            <text:p>5.17</text:p>
          </table:table-cell>
          <table:table-cell office:value-type="float" office:value="245944">
            <text:p>245944</text:p>
          </table:table-cell>
          <table:table-cell office:value-type="float" office:value="1185358">
            <text:p>1185358</text:p>
          </table:table-cell>
          <table:table-cell office:value-type="float" office:value="219885">
            <text:p>219885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93">
            <text:p>4.93</text:p>
          </table:table-cell>
          <table:table-cell office:value-type="float" office:value="236383">
            <text:p>236383</text:p>
          </table:table-cell>
          <table:table-cell office:value-type="float" office:value="1155404">
            <text:p>1155404</text:p>
          </table:table-cell>
          <table:table-cell office:value-type="float" office:value="213871">
            <text:p>213871</text:p>
          </table:table-cell>
          <table:table-cell office:value-type="float" office:value="228628">
            <text:p>22862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3">
            <text:p>3.43</text:p>
          </table:table-cell>
          <table:table-cell office:value-type="float" office:value="181030">
            <text:p>181030</text:p>
          </table:table-cell>
          <table:table-cell office:value-type="float" office:value="943470">
            <text:p>943470</text:p>
          </table:table-cell>
          <table:table-cell office:value-type="float" office:value="167181">
            <text:p>167181</text:p>
          </table:table-cell>
          <table:table-cell office:value-type="float" office:value="176536">
            <text:p>17653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8">
            <text:p>0.28</text:p>
          </table:table-cell>
          <table:table-cell office:value-type="float" office:value="18127">
            <text:p>18127</text:p>
          </table:table-cell>
          <table:table-cell office:value-type="float" office:value="119671">
            <text:p>119671</text:p>
          </table:table-cell>
          <table:table-cell office:value-type="float" office:value="17793">
            <text:p>17793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76">
            <text:p>9.76</text:p>
          </table:table-cell>
          <table:table-cell office:value-type="float" office:value="437287">
            <text:p>437287</text:p>
          </table:table-cell>
          <table:table-cell office:value-type="float" office:value="1775236">
            <text:p>1775236</text:p>
          </table:table-cell>
          <table:table-cell office:value-type="float" office:value="353788">
            <text:p>353788</text:p>
          </table:table-cell>
          <table:table-cell office:value-type="float" office:value="281884">
            <text:p>28188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23">
            <text:p>1.23</text:p>
          </table:table-cell>
          <table:table-cell office:value-type="float" office:value="77865">
            <text:p>77865</text:p>
          </table:table-cell>
          <table:table-cell office:value-type="float" office:value="457495">
            <text:p>457495</text:p>
          </table:table-cell>
          <table:table-cell office:value-type="float" office:value="74387">
            <text:p>74387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">
            <text:p>0.5</text:p>
          </table:table-cell>
          <table:table-cell office:value-type="float" office:value="33179">
            <text:p>33179</text:p>
          </table:table-cell>
          <table:table-cell office:value-type="float" office:value="213630">
            <text:p>213630</text:p>
          </table:table-cell>
          <table:table-cell office:value-type="float" office:value="32600">
            <text:p>32600</text:p>
          </table:table-cell>
          <table:table-cell office:value-type="float" office:value="114548">
            <text:p>1145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34">
            <text:p>2.34</text:p>
          </table:table-cell>
          <table:table-cell office:value-type="float" office:value="129599">
            <text:p>129599</text:p>
          </table:table-cell>
          <table:table-cell office:value-type="float" office:value="716254">
            <text:p>716254</text:p>
          </table:table-cell>
          <table:table-cell office:value-type="float" office:value="122530">
            <text:p>122530</text:p>
          </table:table-cell>
          <table:table-cell office:value-type="float" office:value="169396">
            <text:p>16939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21">
            <text:p>3.21</text:p>
          </table:table-cell>
          <table:table-cell office:value-type="float" office:value="171015">
            <text:p>171015</text:p>
          </table:table-cell>
          <table:table-cell office:value-type="float" office:value="899063">
            <text:p>899063</text:p>
          </table:table-cell>
          <table:table-cell office:value-type="float" office:value="158989">
            <text:p>158989</text:p>
          </table:table-cell>
          <table:table-cell office:value-type="float" office:value="175376">
            <text:p>17537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77">
            <text:p>3.77</text:p>
          </table:table-cell>
          <table:table-cell office:value-type="float" office:value="196314">
            <text:p>196314</text:p>
          </table:table-cell>
          <table:table-cell office:value-type="float" office:value="1000509">
            <text:p>1000509</text:p>
          </table:table-cell>
          <table:table-cell office:value-type="float" office:value="180264">
            <text:p>180264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2">
            <text:p>0.52</text:p>
          </table:table-cell>
          <table:table-cell office:value-type="float" office:value="35271">
            <text:p>35271</text:p>
          </table:table-cell>
          <table:table-cell office:value-type="float" office:value="223817">
            <text:p>223817</text:p>
          </table:table-cell>
          <table:table-cell office:value-type="float" office:value="34415">
            <text:p>34415</text:p>
          </table:table-cell>
          <table:table-cell office:value-type="float" office:value="114544">
            <text:p>11454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2">
            <text:p>3.12</text:p>
          </table:table-cell>
          <table:table-cell office:value-type="float" office:value="167966">
            <text:p>167966</text:p>
          </table:table-cell>
          <table:table-cell office:value-type="float" office:value="883491">
            <text:p>883491</text:p>
          </table:table-cell>
          <table:table-cell office:value-type="float" office:value="156195">
            <text:p>156195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2">
            <text:p>3.42</text:p>
          </table:table-cell>
          <table:table-cell office:value-type="float" office:value="180745">
            <text:p>180745</text:p>
          </table:table-cell>
          <table:table-cell office:value-type="float" office:value="942048">
            <text:p>942048</text:p>
          </table:table-cell>
          <table:table-cell office:value-type="float" office:value="167131">
            <text:p>167131</text:p>
          </table:table-cell>
          <table:table-cell office:value-type="float" office:value="176392">
            <text:p>17639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8612">
            <text:p>8612</text:p>
          </table:table-cell>
          <table:table-cell office:value-type="float" office:value="58691">
            <text:p>58691</text:p>
          </table:table-cell>
          <table:table-cell office:value-type="float" office:value="8507">
            <text:p>8507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46">
            <text:p>5.46</text:p>
          </table:table-cell>
          <table:table-cell office:value-type="float" office:value="260287">
            <text:p>260287</text:p>
          </table:table-cell>
          <table:table-cell office:value-type="float" office:value="1234166">
            <text:p>1234166</text:p>
          </table:table-cell>
          <table:table-cell office:value-type="float" office:value="230544">
            <text:p>230544</text:p>
          </table:table-cell>
          <table:table-cell office:value-type="float" office:value="229656">
            <text:p>22965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67">
            <text:p>7.67</text:p>
          </table:table-cell>
          <table:table-cell office:value-type="float" office:value="350595">
            <text:p>350595</text:p>
          </table:table-cell>
          <table:table-cell office:value-type="float" office:value="1533983">
            <text:p>1533983</text:p>
          </table:table-cell>
          <table:table-cell office:value-type="float" office:value="298225">
            <text:p>298225</text:p>
          </table:table-cell>
          <table:table-cell office:value-type="float" office:value="236248">
            <text:p>2362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6">
            <text:p>0.46</text:p>
          </table:table-cell>
          <table:table-cell office:value-type="float" office:value="31119">
            <text:p>31119</text:p>
          </table:table-cell>
          <table:table-cell office:value-type="float" office:value="198218">
            <text:p>198218</text:p>
          </table:table-cell>
          <table:table-cell office:value-type="float" office:value="30440">
            <text:p>30440</text:p>
          </table:table-cell>
          <table:table-cell office:value-type="float" office:value="114544">
            <text:p>11454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94">
            <text:p>2.94</text:p>
          </table:table-cell>
          <table:table-cell office:value-type="float" office:value="158453">
            <text:p>158453</text:p>
          </table:table-cell>
          <table:table-cell office:value-type="float" office:value="845917">
            <text:p>845917</text:p>
          </table:table-cell>
          <table:table-cell office:value-type="float" office:value="148210">
            <text:p>148210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">
            <text:p>3.1</text:p>
          </table:table-cell>
          <table:table-cell office:value-type="float" office:value="164977">
            <text:p>164977</text:p>
          </table:table-cell>
          <table:table-cell office:value-type="float" office:value="875584">
            <text:p>875584</text:p>
          </table:table-cell>
          <table:table-cell office:value-type="float" office:value="154047">
            <text:p>154047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7">
            <text:p>0.57</text:p>
          </table:table-cell>
          <table:table-cell office:value-type="float" office:value="37537">
            <text:p>37537</text:p>
          </table:table-cell>
          <table:table-cell office:value-type="float" office:value="240726">
            <text:p>240726</text:p>
          </table:table-cell>
          <table:table-cell office:value-type="float" office:value="36794">
            <text:p>36794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8">
            <text:p>0.78</text:p>
          </table:table-cell>
          <table:table-cell office:value-type="float" office:value="47835">
            <text:p>47835</text:p>
          </table:table-cell>
          <table:table-cell office:value-type="float" office:value="297470">
            <text:p>297470</text:p>
          </table:table-cell>
          <table:table-cell office:value-type="float" office:value="46545">
            <text:p>46545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83">
            <text:p>2.83</text:p>
          </table:table-cell>
          <table:table-cell office:value-type="float" office:value="151524">
            <text:p>151524</text:p>
          </table:table-cell>
          <table:table-cell office:value-type="float" office:value="814815">
            <text:p>814815</text:p>
          </table:table-cell>
          <table:table-cell office:value-type="float" office:value="141819">
            <text:p>141819</text:p>
          </table:table-cell>
          <table:table-cell office:value-type="float" office:value="169408">
            <text:p>16940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4419">
            <text:p>4419</text:p>
          </table:table-cell>
          <table:table-cell office:value-type="float" office:value="30348">
            <text:p>30348</text:p>
          </table:table-cell>
          <table:table-cell office:value-type="float" office:value="4403">
            <text:p>4403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4">
            <text:p>0.34</text:p>
          </table:table-cell>
          <table:table-cell office:value-type="float" office:value="21778">
            <text:p>21778</text:p>
          </table:table-cell>
          <table:table-cell office:value-type="float" office:value="142873">
            <text:p>142873</text:p>
          </table:table-cell>
          <table:table-cell office:value-type="float" office:value="21405">
            <text:p>21405</text:p>
          </table:table-cell>
          <table:table-cell office:value-type="float" office:value="113392">
            <text:p>11339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43">
            <text:p>2.43</text:p>
          </table:table-cell>
          <table:table-cell office:value-type="float" office:value="132807">
            <text:p>132807</text:p>
          </table:table-cell>
          <table:table-cell office:value-type="float" office:value="728304">
            <text:p>728304</text:p>
          </table:table-cell>
          <table:table-cell office:value-type="float" office:value="125442">
            <text:p>125442</text:p>
          </table:table-cell>
          <table:table-cell office:value-type="float" office:value="168248">
            <text:p>1682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2">
            <text:p>2.2</text:p>
          </table:table-cell>
          <table:table-cell office:value-type="float" office:value="120690">
            <text:p>120690</text:p>
          </table:table-cell>
          <table:table-cell office:value-type="float" office:value="674178">
            <text:p>674178</text:p>
          </table:table-cell>
          <table:table-cell office:value-type="float" office:value="114093">
            <text:p>114093</text:p>
          </table:table-cell>
          <table:table-cell office:value-type="float" office:value="168252">
            <text:p>168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82">
            <text:p>4.82</text:p>
          </table:table-cell>
          <table:table-cell office:value-type="float" office:value="229818">
            <text:p>229818</text:p>
          </table:table-cell>
          <table:table-cell office:value-type="float" office:value="1131167">
            <text:p>1131167</text:p>
          </table:table-cell>
          <table:table-cell office:value-type="float" office:value="207652">
            <text:p>207652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3">
            <text:p>2.3</text:p>
          </table:table-cell>
          <table:table-cell office:value-type="float" office:value="126226">
            <text:p>126226</text:p>
          </table:table-cell>
          <table:table-cell office:value-type="float" office:value="700899">
            <text:p>700899</text:p>
          </table:table-cell>
          <table:table-cell office:value-type="float" office:value="119444">
            <text:p>119444</text:p>
          </table:table-cell>
          <table:table-cell office:value-type="float" office:value="169408">
            <text:p>16940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22">
            <text:p>2.22</text:p>
          </table:table-cell>
          <table:table-cell office:value-type="float" office:value="122246">
            <text:p>122246</text:p>
          </table:table-cell>
          <table:table-cell office:value-type="float" office:value="681086">
            <text:p>681086</text:p>
          </table:table-cell>
          <table:table-cell office:value-type="float" office:value="115711">
            <text:p>115711</text:p>
          </table:table-cell>
          <table:table-cell office:value-type="float" office:value="168252">
            <text:p>168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4">
            <text:p>0.74</text:p>
          </table:table-cell>
          <table:table-cell office:value-type="float" office:value="44243">
            <text:p>44243</text:p>
          </table:table-cell>
          <table:table-cell office:value-type="float" office:value="279879">
            <text:p>279879</text:p>
          </table:table-cell>
          <table:table-cell office:value-type="float" office:value="43308">
            <text:p>43308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9">
            <text:p>0.39</text:p>
          </table:table-cell>
          <table:table-cell office:value-type="float" office:value="24275">
            <text:p>24275</text:p>
          </table:table-cell>
          <table:table-cell office:value-type="float" office:value="158523">
            <text:p>158523</text:p>
          </table:table-cell>
          <table:table-cell office:value-type="float" office:value="23749">
            <text:p>23749</text:p>
          </table:table-cell>
          <table:table-cell office:value-type="float" office:value="114548">
            <text:p>1145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2">
            <text:p>2.62</text:p>
          </table:table-cell>
          <table:table-cell office:value-type="float" office:value="141645">
            <text:p>141645</text:p>
          </table:table-cell>
          <table:table-cell office:value-type="float" office:value="771461">
            <text:p>771461</text:p>
          </table:table-cell>
          <table:table-cell office:value-type="float" office:value="133183">
            <text:p>133183</text:p>
          </table:table-cell>
          <table:table-cell office:value-type="float" office:value="169276">
            <text:p>16927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48">
            <text:p>1.48</text:p>
          </table:table-cell>
          <table:table-cell office:value-type="float" office:value="89782">
            <text:p>89782</text:p>
          </table:table-cell>
          <table:table-cell office:value-type="float" office:value="517312">
            <text:p>517312</text:p>
          </table:table-cell>
          <table:table-cell office:value-type="float" office:value="85647">
            <text:p>85647</text:p>
          </table:table-cell>
          <table:table-cell office:value-type="float" office:value="122428">
            <text:p>12242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">
            <text:p>6</text:p>
          </table:table-cell>
          <table:table-cell office:value-type="float" office:value="279046">
            <text:p>279046</text:p>
          </table:table-cell>
          <table:table-cell office:value-type="float" office:value="1313885">
            <text:p>1313885</text:p>
          </table:table-cell>
          <table:table-cell office:value-type="float" office:value="248013">
            <text:p>248013</text:p>
          </table:table-cell>
          <table:table-cell office:value-type="float" office:value="231204">
            <text:p>23120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06">
            <text:p>5.06</text:p>
          </table:table-cell>
          <table:table-cell office:value-type="float" office:value="238269">
            <text:p>238269</text:p>
          </table:table-cell>
          <table:table-cell office:value-type="float" office:value="1171979">
            <text:p>1171979</text:p>
          </table:table-cell>
          <table:table-cell office:value-type="float" office:value="215844">
            <text:p>215844</text:p>
          </table:table-cell>
          <table:table-cell office:value-type="float" office:value="229656">
            <text:p>22965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2">
            <text:p>5.32</text:p>
          </table:table-cell>
          <table:table-cell office:value-type="float" office:value="251580">
            <text:p>251580</text:p>
          </table:table-cell>
          <table:table-cell office:value-type="float" office:value="1213200">
            <text:p>1213200</text:p>
          </table:table-cell>
          <table:table-cell office:value-type="float" office:value="225605">
            <text:p>225605</text:p>
          </table:table-cell>
          <table:table-cell office:value-type="float" office:value="229652">
            <text:p>2296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9">
            <text:p>3.9</text:p>
          </table:table-cell>
          <table:table-cell office:value-type="float" office:value="203579">
            <text:p>203579</text:p>
          </table:table-cell>
          <table:table-cell office:value-type="float" office:value="1030838">
            <text:p>1030838</text:p>
          </table:table-cell>
          <table:table-cell office:value-type="float" office:value="186742">
            <text:p>186742</text:p>
          </table:table-cell>
          <table:table-cell office:value-type="float" office:value="175512">
            <text:p>17551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42">
            <text:p>4.42</text:p>
          </table:table-cell>
          <table:table-cell office:value-type="float" office:value="212699">
            <text:p>212699</text:p>
          </table:table-cell>
          <table:table-cell office:value-type="float" office:value="1065226">
            <text:p>1065226</text:p>
          </table:table-cell>
          <table:table-cell office:value-type="float" office:value="194506">
            <text:p>194506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5">
            <text:p>3.45</text:p>
          </table:table-cell>
          <table:table-cell office:value-type="float" office:value="183153">
            <text:p>183153</text:p>
          </table:table-cell>
          <table:table-cell office:value-type="float" office:value="949576">
            <text:p>949576</text:p>
          </table:table-cell>
          <table:table-cell office:value-type="float" office:value="168699">
            <text:p>168699</text:p>
          </table:table-cell>
          <table:table-cell office:value-type="float" office:value="176404">
            <text:p>17640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2">
            <text:p>0.12</text:p>
          </table:table-cell>
          <table:table-cell office:value-type="float" office:value="6661">
            <text:p>6661</text:p>
          </table:table-cell>
          <table:table-cell office:value-type="float" office:value="47236">
            <text:p>47236</text:p>
          </table:table-cell>
          <table:table-cell office:value-type="float" office:value="6618">
            <text:p>6618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4">
            <text:p>3.44</text:p>
          </table:table-cell>
          <table:table-cell office:value-type="float" office:value="183302">
            <text:p>183302</text:p>
          </table:table-cell>
          <table:table-cell office:value-type="float" office:value="949534">
            <text:p>949534</text:p>
          </table:table-cell>
          <table:table-cell office:value-type="float" office:value="169347">
            <text:p>169347</text:p>
          </table:table-cell>
          <table:table-cell office:value-type="float" office:value="176532">
            <text:p>1765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85">
            <text:p>4.85</text:p>
          </table:table-cell>
          <table:table-cell office:value-type="float" office:value="229647">
            <text:p>229647</text:p>
          </table:table-cell>
          <table:table-cell office:value-type="float" office:value="1136391">
            <text:p>1136391</text:p>
          </table:table-cell>
          <table:table-cell office:value-type="float" office:value="208123">
            <text:p>208123</text:p>
          </table:table-cell>
          <table:table-cell office:value-type="float" office:value="229656">
            <text:p>22965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83">
            <text:p>6.83</text:p>
          </table:table-cell>
          <table:table-cell office:value-type="float" office:value="316255">
            <text:p>316255</text:p>
          </table:table-cell>
          <table:table-cell office:value-type="float" office:value="1427213">
            <text:p>1427213</text:p>
          </table:table-cell>
          <table:table-cell office:value-type="float" office:value="274067">
            <text:p>274067</text:p>
          </table:table-cell>
          <table:table-cell office:value-type="float" office:value="231072">
            <text:p>23107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8.35">
            <text:p>38.35</text:p>
          </table:table-cell>
          <table:table-cell office:value-type="float" office:value="1545357">
            <text:p>1545357</text:p>
          </table:table-cell>
          <table:table-cell office:value-type="float" office:value="2530354">
            <text:p>2530354</text:p>
          </table:table-cell>
          <table:table-cell office:value-type="float" office:value="232411">
            <text:p>232411</text:p>
          </table:table-cell>
          <table:table-cell office:value-type="float" office:value="384784">
            <text:p>38478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83">
            <text:p>1.83</text:p>
          </table:table-cell>
          <table:table-cell office:value-type="float" office:value="100508">
            <text:p>100508</text:p>
          </table:table-cell>
          <table:table-cell office:value-type="float" office:value="578864">
            <text:p>578864</text:p>
          </table:table-cell>
          <table:table-cell office:value-type="float" office:value="96038">
            <text:p>96038</text:p>
          </table:table-cell>
          <table:table-cell office:value-type="float" office:value="129948">
            <text:p>12994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5/02/2011</text:date>, <text:time>17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Nielsen</meta:initial-creator>
    <meta:creation-date>2011-04-29T10:35:18</meta:creation-date>
    <dc:date>2011-05-02T17:29:58</dc:date>
    <dc:creator>Thomas Nielsen</dc:creator>
    <meta:editing-duration>PT04H08M27S</meta:editing-duration>
    <meta:editing-cycles>24</meta:editing-cycles>
    <meta:generator>OpenOffice.org/3.2$Linux OpenOffice.org_project/320m19$Build-9505</meta:generator>
    <meta:document-statistic meta:table-count="3" meta:cell-count="1991" meta:object-count="0"/>
  </office:meta>
</office:document-meta>
</file>